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307C459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2.602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531cm"/>
    </style:style>
    <style:style style:name="co10" style:family="table-column">
      <style:table-column-properties fo:break-before="auto" style:column-width="0.102cm"/>
    </style:style>
    <style:style style:name="co11" style:family="table-column">
      <style:table-column-properties fo:break-before="auto" style:column-width="1.79cm"/>
    </style:style>
    <style:style style:name="ro1" style:family="table-row">
      <style:table-row-properties style:row-height="0.843cm" fo:break-before="auto" style:use-optimal-row-height="true"/>
    </style:style>
    <style:style style:name="ro2" style:family="table-row">
      <style:table-row-properties style:row-height="0.504cm" fo:break-before="auto" style:use-optimal-row-height="true"/>
    </style:style>
    <style:style style:name="ro3" style:family="table-row">
      <style:table-row-properties style:row-height="0.589cm" fo:break-before="auto" style:use-optimal-row-height="true"/>
    </style:style>
    <style:style style:name="ro4" style:family="table-row">
      <style:table-row-properties style:row-height="2.858cm" fo:break-before="auto" style:use-optimal-row-height="false"/>
    </style:style>
    <style:style style:name="ro5" style:family="table-row">
      <style:table-row-properties style:row-height="0.42cm" fo:break-before="auto" style:use-optimal-row-height="true"/>
    </style:style>
    <style:style style:name="ro6" style:family="table-row">
      <style:table-row-properties style:row-height="0.736cm"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6">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data-style-name="N136">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29"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36">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136">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4"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7"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0"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9"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0"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3"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5"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6" style:family="table-cell" style:parent-style-name="Default" style:data-style-name="N5116">
      <style:table-cell-properties fo:background-color="transparent"/>
      <style:text-properties fo:color="#ffffff"/>
    </style:style>
    <style:style style:name="ce57"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solid" svg:stroke-width="0.009cm" svg:stroke-color="#5f5f5f" draw:stroke-linejoin="miter" draw:fill="solid" draw:fill-color="#ffffff" draw:textarea-horizontal-align="justify" draw:textarea-vertical-align="top" draw:auto-grow-height="false" fo:padding-top="0cm" fo:padding-bottom="0cm" fo:padding-left="0.025cm" fo:padding-right="0.025cm" fo:wrap-option="no-wrap" draw:shadow="hidden"/>
    </style:style>
    <style:style style:name="gr3" style:family="graphic">
      <style:graphic-properties fo:border="none #000000"/>
    </style:style>
    <style:style style:name="gr4"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no-wrap" draw:shadow="hidden"/>
    </style:style>
    <style:style style:name="gr5"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center" style:writing-mode="lr-tb"/>
      <style:text-properties fo:font-size="24pt"/>
    </style:style>
    <style:style style:name="P2" style:family="paragraph">
      <style:paragraph-properties fo:text-align="start" style:text-autospace="none" style:line-break="normal" style:writing-mode="page"/>
      <style:text-properties fo:hyphenate="false"/>
    </style:style>
    <style:style style:name="P3" style:family="paragraph"/>
    <style:style style:name="P4"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6"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7"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0"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3"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14" style:family="text">
      <style:text-properties fo:color="#000000" style:text-outline="false" style:text-line-through-style="none" style:text-position="0% 100%"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15" style:family="text">
      <style:text-properties fo:color="#000000" style:text-outline="false" style:text-line-through-style="none" style:text-position="0% 100%"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16" style:family="text">
      <style:text-properties fo:color="#ff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7"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style>
    <style:style style:name="T18"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10" table:number-columns-repeated="6"/>
          <table:table-cell table:style-name="ce39" table:number-columns-repeated="2"/>
          <table:table-cell table:style-name="ce44" office:value-type="string">
            <office:annotation draw:style-name="gr5" draw:text-style-name="P2" svg:width="13.132cm" svg:height="14.99cm" svg:x="12.741cm" svg:y="0.052cm" draw:caption-point-x="-12.741cm" draw:caption-point-y="-0.052cm">
              <dc:creator>JWW</dc:creator>
              <dc:date>2009-03-02T00:00:00</dc:date>
              <text:p text:style-name="P2"><text:span text:style-name="T15">Limited Use Policy</text:span></text:p>
              <text:p text:style-name="P2"><text:span text:style-name="T12">You may download this template ("Software") free of charge, make archival copies, and customize the Software for </text:span><text:span text:style-name="T11">personal use only</text:span><text:span text:style-name="T12">. This Software or any document including or derived from this Software </text:span><text:span text:style-name="T16">may NOT be sold, distributed, or placed on a public server such as the internet</text:span><text:span text:style-name="T12"> without the express written permission of Vertex42 LLC.</text:span></text:p>
              <text:p text:style-name="P4"><text:span text:style-name="T13"/></text:p>
              <text:p text:style-name="P2"><text:span text:style-name="T11">You may not remove or alter any logo, trademark, copyright, hyperlinks, disclaimers, terms of use, or other proprietary notices</text:span><text:span text:style-name="T12"> within the Software.</text:span></text:p>
              <text:p text:style-name="P4"><text:span text:style-name="T13"/></text:p>
              <text:p text:style-name="P2"><text:span text:style-name="T12">We define </text:span><text:span text:style-name="T11">"Personal use"</text:span><text:span text:style-name="T12"> as </text:span><text:span text:style-name="T16">Non-Commercial</text:span><text:span text:style-name="T12"> use by you, your family, or by your close personal friends, on a computer not owned by a business or commercial entity.</text:span></text:p>
              <text:p text:style-name="P4"><text:span text:style-name="T13"/></text:p>
              <text:p text:style-name="P2"><text:span text:style-name="T12">We define </text:span><text:span text:style-name="T11">"Commercial use"</text:span><text:span text:style-name="T12">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3"/></text:p>
              <text:p text:style-name="P4"><text:span text:style-name="T17"/></text:p>
              <text:p text:style-name="P2"><text:span text:style-name="T15">No Warranties</text:span></text:p>
              <text:p text:style-name="P2"><text:span text:style-name="T12">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3"/></text:p>
              <text:p text:style-name="P2"><text:span text:style-name="T15">Limitation of Liability</text:span></text:p>
              <text:p text:style-name="P2"><text:span text:style-name="T12">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3"/></text:p>
              <text:p text:style-name="P2"><text:span text:style-name="T12">Somes states do not allow the limitation or exclusion of liability for incidental or consequential damages, so the above limitation may not apply to you.</text:span></text:p>
              <text:p text:style-name="P4"><text:span text:style-name="T13"/></text:p>
              <text:p text:style-name="P4"><text:span text:style-name="T13"/></text:p>
            </office:annotation>
            <text:p>© 2008 Vertex42 LLC</text:p>
          </table:table-cell>
          <table:table-cell table:style-name="ce47" office:value-type="float" office:value="0">
            <text:p>0</text:p>
          </table:table-cell>
          <table:table-cell table:number-columns-repeated="25"/>
          <table:table-cell>
            <draw:frame table:end-cell-address="GanttChart.CE1" table:end-x="0.006cm" table:end-y="0.764cm" draw:z-index="5" draw:name="vertex42_logo_40px" draw:style-name="gr1" draw:text-style-name="P1" svg:width="4.691cm" svg:height="0.764cm" svg:x="0.004cm" svg:y="0cm">
              <draw:image xlink:href="Pictures/10000200000000BC00000028307C4595.png" xlink:type="simple" xlink:show="embed" xlink:actuate="onLoad">
                <text:p/>
              </draw:image>
            </draw:frame>
          </table:table-cell>
          <table:table-cell table:number-columns-repeated="53"/>
          <table:table-cell>
            <draw:custom-shape table:end-cell-address="GanttChart.CZ2" table:end-x="0.055cm" table:end-y="0.028cm" draw:z-index="2" draw:style-name="gr2" draw:text-style-name="P2" svg:width="1.374cm" svg:height="0.736cm" svg:x="0.006cm" svg:y="0.131cm">
              <text:p text:style-name="P2"><text:span text:style-name="T1">Sample</text:span></text:p>
              <text:p text:style-name="P2"><text:span text:style-name="T1">Note</text:span></text:p>
              <draw:enhanced-geometry svg:viewBox="0 0 21600 21600" draw:glue-points="10800 0 0 10800 10800 21600 21600 10800 ?f40 ?f41" draw:text-areas="0 0 21600 21600" draw:type="rectangular-callout" draw:modifiers="863.372093023256 25587.20930232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4"/>
          <table:table-cell>
            <draw:custom-shape table:end-cell-address="GanttChart.DP1" table:end-x="0.024cm" table:end-y="0.84cm" draw:z-index="3" draw:style-name="gr2" draw:text-style-name="P2" svg:width="1.419cm" svg:height="0.734cm" svg:x="0.032cm" svg:y="0.106cm">
              <text:p text:style-name="P2"><text:span text:style-name="T1">Sample</text:span></text:p>
              <text:p text:style-name="P2"><text:span text:style-name="T1">Note</text:span></text:p>
              <draw:enhanced-geometry svg:viewBox="0 0 21600 21600" draw:text-areas="800 800 20800 20800" draw:type="round-rectangular-callout" draw:modifiers="790.429275158339 25598.833819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4"/>
          <table:table-cell>
            <draw:custom-shape table:end-cell-address="GanttChart.EE1" table:end-x="0.027cm" table:end-y="0.84cm" draw:z-index="4" draw:style-name="gr2" draw:text-style-name="P2" svg:width="1.394cm" svg:height="0.734cm" svg:x="0.06cm" svg:y="0.106cm">
              <text:p text:style-name="P2"><text:span text:style-name="T1">Sample</text:span></text:p>
              <text:p text:style-name="P2"><text:span text:style-name="T1">Note</text:span></text:p>
              <draw:enhanced-geometry svg:viewBox="0 0 21600 21600" draw:glue-points="10800 0 3160 3160 0 10800 3160 18440 10800 21600 18440 18440 21600 10800 18440 3160 ?f14 ?f15" draw:text-areas="3200 3200 18400 18400" draw:type="round-callout" draw:modifiers="-1655.58739255014 26386.0058309038 -11590 9600 -4215 9600 -20020 -96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table:table-cell>
          <table:table-cell table:number-columns-repeated="106"/>
          <table:table-cell table:style-name="Default" table:number-columns-repeated="22"/>
          <table:table-cell table:number-columns-repeated="7"/>
        </table:table-row>
        <table:table-row table:style-name="ro2">
          <table:table-cell table:number-columns-repeated="9"/>
          <table:table-cell table:style-name="ce45" office:value-type="string">
            <text:p><text:span text:style-name="T18"><text:a xlink:href="http://www.vertex42.com/ExcelTemplates/excel-gantt-chart.html">Gantt Chart</text:a></text:span></text:p>
          </table:table-cell>
          <table:table-cell table:number-columns-repeated="246"/>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ct Lead:</text:p>
          </table:table-cell>
          <table:table-cell table:style-name="ce16" office:value-type="string">
            <text:p>John Doe</text:p>
          </table:table-cell>
          <table:table-cell table:style-name="ce16"/>
          <table:table-cell table:style-name="ce26"/>
          <table:table-cell table:style-name="ce28" table:number-columns-repeated="2"/>
          <table:table-cell table:number-columns-repeated="249"/>
        </table:table-row>
        <table:table-row table:style-name="ro2">
          <table:table-cell/>
          <table:table-cell table:style-name="ce11" office:value-type="string">
            <text:p>Today's Date:</text:p>
          </table:table-cell>
          <table:table-cell table:style-name="ce17" office:value-type="date" office:date-value="2009-02-24">
            <text:p>2/24/2009</text:p>
          </table:table-cell>
          <table:table-cell table:style-name="ce22" table:formula="oooc:=[.C7]" office:value-type="date" office:date-value="2009-02-24">
            <text:p>(Tue)</text:p>
          </table:table-cell>
          <table:table-cell table:style-name="ce27" office:value-type="string">
            <text:p>(vertical red line)</text:p>
          </table:table-cell>
          <table:table-cell table:style-name="ce28" table:number-columns-repeated="2"/>
          <table:table-cell table:number-columns-repeated="34"/>
          <table:table-cell>
            <draw:control table:end-cell-address="GanttChart.ED9" table:end-x="0.03cm" table:end-y="0.028cm" draw:z-index="0" draw:style-name="gr3" draw:text-style-name="P3" svg:width="9.377cm" svg:height="0.619cm" svg:x="0.03cm" svg:y="0.414cm" draw:control="control1"/>
          </table:table-cell>
          <table:table-cell table:number-columns-repeated="214"/>
        </table:table-row>
        <table:table-row table:style-name="ro2">
          <table:table-cell table:style-name="ce4" office:value-type="string">
            <text:p>[42]</text:p>
          </table:table-cell>
          <table:table-cell table:style-name="ce11" office:value-type="string">
            <text:p>Start Date:</text:p>
          </table:table-cell>
          <table:table-cell table:style-name="ce18" office:value-type="date" office:date-value="2009-01-05">
            <text:p>1/5/2009</text:p>
          </table:table-cell>
          <table:table-cell table:style-name="ce22" table:formula="oooc:=[.C8]" office:value-type="date" office:date-value="2009-01-05">
            <text:p>(Mon)</text:p>
          </table:table-cell>
          <table:table-cell table:style-name="ce28"/>
          <table:table-cell table:style-name="ce32"/>
          <table:table-cell table:style-name="ce28"/>
          <table:table-cell/>
          <table:table-cell table:style-name="ce28"/>
          <table:table-cell table:style-name="ce46" office:value-type="string">
            <text:p>First Day of Week (Sun=1):</text:p>
          </table:table-cell>
          <table:table-cell table:style-name="ce48" office:value-type="float" office:value="2">
            <text:p>2</text:p>
          </table:table-cell>
          <table:table-cell table:style-name="ce52" table:formula="oooc:=([.C8]-WEEKDAY([.C8];1)+[.K8])+7*[.K1]" office:value-type="date" office:date-value="2009-01-05">
            <text:p>1/5/2009</text:p>
          </table:table-cell>
          <table:table-cell table:style-name="ce56" table:formula="oooc:=[.L8]+1" office:value-type="date" office:date-value="2009-01-06">
            <text:p>1/6/2009</text:p>
          </table:table-cell>
          <table:table-cell table:style-name="ce56" table:formula="oooc:=[.M8]+1" office:value-type="date" office:date-value="2009-01-07">
            <text:p>1/7/2009</text:p>
          </table:table-cell>
          <table:table-cell table:style-name="ce56" table:formula="oooc:=[.N8]+1" office:value-type="date" office:date-value="2009-01-08">
            <text:p>1/8/2009</text:p>
          </table:table-cell>
          <table:table-cell table:style-name="ce56" table:formula="oooc:=[.O8]+1" office:value-type="date" office:date-value="2009-01-09">
            <text:p>1/9/2009</text:p>
          </table:table-cell>
          <table:table-cell table:style-name="ce56" table:formula="oooc:=[.P8]+1" office:value-type="date" office:date-value="2009-01-10">
            <text:p>1/10/2009</text:p>
          </table:table-cell>
          <table:table-cell table:style-name="ce56" table:formula="oooc:=[.Q8]+1" office:value-type="date" office:date-value="2009-01-11">
            <text:p>1/11/2009</text:p>
          </table:table-cell>
          <table:table-cell table:style-name="ce56" table:formula="oooc:=[.R8]+1" office:value-type="date" office:date-value="2009-01-12">
            <text:p>1/12/2009</text:p>
          </table:table-cell>
          <table:table-cell table:style-name="ce56" table:formula="oooc:=[.S8]+1" office:value-type="date" office:date-value="2009-01-13">
            <text:p>1/13/2009</text:p>
          </table:table-cell>
          <table:table-cell table:style-name="ce56" table:formula="oooc:=[.T8]+1" office:value-type="date" office:date-value="2009-01-14">
            <text:p>1/14/2009</text:p>
          </table:table-cell>
          <table:table-cell table:style-name="ce56" table:formula="oooc:=[.U8]+1" office:value-type="date" office:date-value="2009-01-15">
            <text:p>1/15/2009</text:p>
          </table:table-cell>
          <table:table-cell table:style-name="ce56" table:formula="oooc:=[.V8]+1" office:value-type="date" office:date-value="2009-01-16">
            <text:p>1/16/2009</text:p>
          </table:table-cell>
          <table:table-cell table:style-name="ce56" table:formula="oooc:=[.W8]+1" office:value-type="date" office:date-value="2009-01-17">
            <text:p>1/17/2009</text:p>
          </table:table-cell>
          <table:table-cell table:style-name="ce56" table:formula="oooc:=[.X8]+1" office:value-type="date" office:date-value="2009-01-18">
            <text:p>1/18/2009</text:p>
          </table:table-cell>
          <table:table-cell table:style-name="ce56" table:formula="oooc:=[.Y8]+1" office:value-type="date" office:date-value="2009-01-19">
            <text:p>1/19/2009</text:p>
          </table:table-cell>
          <table:table-cell table:style-name="ce56" table:formula="oooc:=[.Z8]+1" office:value-type="date" office:date-value="2009-01-20">
            <text:p>1/20/2009</text:p>
          </table:table-cell>
          <table:table-cell table:style-name="ce56" table:formula="oooc:=[.AA8]+1" office:value-type="date" office:date-value="2009-01-21">
            <text:p>1/21/2009</text:p>
          </table:table-cell>
          <table:table-cell table:style-name="ce56" table:formula="oooc:=[.AB8]+1" office:value-type="date" office:date-value="2009-01-22">
            <text:p>1/22/2009</text:p>
          </table:table-cell>
          <table:table-cell table:style-name="ce56" table:formula="oooc:=[.AC8]+1" office:value-type="date" office:date-value="2009-01-23">
            <text:p>1/23/2009</text:p>
          </table:table-cell>
          <table:table-cell table:style-name="ce56" table:formula="oooc:=[.AD8]+1" office:value-type="date" office:date-value="2009-01-24">
            <text:p>1/24/2009</text:p>
          </table:table-cell>
          <table:table-cell table:style-name="ce56" table:formula="oooc:=[.AE8]+1" office:value-type="date" office:date-value="2009-01-25">
            <text:p>1/25/2009</text:p>
          </table:table-cell>
          <table:table-cell table:style-name="ce56" table:formula="oooc:=[.AF8]+1" office:value-type="date" office:date-value="2009-01-26">
            <text:p>1/26/2009</text:p>
          </table:table-cell>
          <table:table-cell table:style-name="ce56" table:formula="oooc:=[.AG8]+1" office:value-type="date" office:date-value="2009-01-27">
            <text:p>1/27/2009</text:p>
          </table:table-cell>
          <table:table-cell table:style-name="ce56" table:formula="oooc:=[.AH8]+1" office:value-type="date" office:date-value="2009-01-28">
            <text:p>1/28/2009</text:p>
          </table:table-cell>
          <table:table-cell table:style-name="ce56" table:formula="oooc:=[.AI8]+1" office:value-type="date" office:date-value="2009-01-29">
            <text:p>1/29/2009</text:p>
          </table:table-cell>
          <table:table-cell table:style-name="ce56" table:formula="oooc:=[.AJ8]+1" office:value-type="date" office:date-value="2009-01-30">
            <text:p>1/30/2009</text:p>
          </table:table-cell>
          <table:table-cell table:style-name="ce56" table:formula="oooc:=[.AK8]+1" office:value-type="date" office:date-value="2009-01-31">
            <text:p>1/31/2009</text:p>
          </table:table-cell>
          <table:table-cell table:style-name="ce56" table:formula="oooc:=[.AL8]+1" office:value-type="date" office:date-value="2009-02-01">
            <text:p>2/1/2009</text:p>
          </table:table-cell>
          <table:table-cell table:style-name="ce56" table:formula="oooc:=[.AM8]+1" office:value-type="date" office:date-value="2009-02-02">
            <text:p>2/2/2009</text:p>
          </table:table-cell>
          <table:table-cell table:style-name="ce56" table:formula="oooc:=[.AN8]+1" office:value-type="date" office:date-value="2009-02-03">
            <text:p>2/3/2009</text:p>
          </table:table-cell>
          <table:table-cell table:style-name="ce56" table:formula="oooc:=[.AO8]+1" office:value-type="date" office:date-value="2009-02-04">
            <text:p>2/4/2009</text:p>
          </table:table-cell>
          <table:table-cell table:style-name="ce56" table:formula="oooc:=[.AP8]+1" office:value-type="date" office:date-value="2009-02-05">
            <text:p>2/5/2009</text:p>
          </table:table-cell>
          <table:table-cell table:style-name="ce56" table:formula="oooc:=[.AQ8]+1" office:value-type="date" office:date-value="2009-02-06">
            <text:p>2/6/2009</text:p>
          </table:table-cell>
          <table:table-cell table:style-name="ce56" table:formula="oooc:=[.AR8]+1" office:value-type="date" office:date-value="2009-02-07">
            <text:p>2/7/2009</text:p>
          </table:table-cell>
          <table:table-cell table:style-name="ce56" table:formula="oooc:=[.AS8]+1" office:value-type="date" office:date-value="2009-02-08">
            <text:p>2/8/2009</text:p>
          </table:table-cell>
          <table:table-cell table:style-name="ce56" table:formula="oooc:=[.AT8]+1" office:value-type="date" office:date-value="2009-02-09">
            <text:p>2/9/2009</text:p>
          </table:table-cell>
          <table:table-cell table:style-name="ce56" table:formula="oooc:=[.AU8]+1" office:value-type="date" office:date-value="2009-02-10">
            <text:p>2/10/2009</text:p>
          </table:table-cell>
          <table:table-cell table:style-name="ce56" table:formula="oooc:=[.AV8]+1" office:value-type="date" office:date-value="2009-02-11">
            <text:p>2/11/2009</text:p>
          </table:table-cell>
          <table:table-cell table:style-name="ce56" table:formula="oooc:=[.AW8]+1" office:value-type="date" office:date-value="2009-02-12">
            <text:p>2/12/2009</text:p>
          </table:table-cell>
          <table:table-cell table:style-name="ce56" table:formula="oooc:=[.AX8]+1" office:value-type="date" office:date-value="2009-02-13">
            <text:p>2/13/2009</text:p>
          </table:table-cell>
          <table:table-cell table:style-name="ce56" table:formula="oooc:=[.AY8]+1" office:value-type="date" office:date-value="2009-02-14">
            <text:p>2/14/2009</text:p>
          </table:table-cell>
          <table:table-cell table:style-name="ce56" table:formula="oooc:=[.AZ8]+1" office:value-type="date" office:date-value="2009-02-15">
            <text:p>2/15/2009</text:p>
          </table:table-cell>
          <table:table-cell table:style-name="ce56" table:formula="oooc:=[.BA8]+1" office:value-type="date" office:date-value="2009-02-16">
            <text:p>2/16/2009</text:p>
          </table:table-cell>
          <table:table-cell table:style-name="ce56" table:formula="oooc:=[.BB8]+1" office:value-type="date" office:date-value="2009-02-17">
            <text:p>2/17/2009</text:p>
          </table:table-cell>
          <table:table-cell table:style-name="ce56" table:formula="oooc:=[.BC8]+1" office:value-type="date" office:date-value="2009-02-18">
            <text:p>2/18/2009</text:p>
          </table:table-cell>
          <table:table-cell table:style-name="ce56" table:formula="oooc:=[.BD8]+1" office:value-type="date" office:date-value="2009-02-19">
            <text:p>2/19/2009</text:p>
          </table:table-cell>
          <table:table-cell table:style-name="ce56" table:formula="oooc:=[.BE8]+1" office:value-type="date" office:date-value="2009-02-20">
            <text:p>2/20/2009</text:p>
          </table:table-cell>
          <table:table-cell table:style-name="ce56" table:formula="oooc:=[.BF8]+1" office:value-type="date" office:date-value="2009-02-21">
            <text:p>2/21/2009</text:p>
          </table:table-cell>
          <table:table-cell table:style-name="ce56" table:formula="oooc:=[.BG8]+1" office:value-type="date" office:date-value="2009-02-22">
            <text:p>2/22/2009</text:p>
          </table:table-cell>
          <table:table-cell table:style-name="ce56" table:formula="oooc:=[.BH8]+1" office:value-type="date" office:date-value="2009-02-23">
            <text:p>2/23/2009</text:p>
          </table:table-cell>
          <table:table-cell table:style-name="ce56" table:formula="oooc:=[.BI8]+1" office:value-type="date" office:date-value="2009-02-24">
            <text:p>2/24/2009</text:p>
          </table:table-cell>
          <table:table-cell table:style-name="ce56" table:formula="oooc:=[.BJ8]+1" office:value-type="date" office:date-value="2009-02-25">
            <text:p>2/25/2009</text:p>
          </table:table-cell>
          <table:table-cell table:style-name="ce56" table:formula="oooc:=[.BK8]+1" office:value-type="date" office:date-value="2009-02-26">
            <text:p>2/26/2009</text:p>
          </table:table-cell>
          <table:table-cell table:style-name="ce56" table:formula="oooc:=[.BL8]+1" office:value-type="date" office:date-value="2009-02-27">
            <text:p>2/27/2009</text:p>
          </table:table-cell>
          <table:table-cell table:style-name="ce56" table:formula="oooc:=[.BM8]+1" office:value-type="date" office:date-value="2009-02-28">
            <text:p>2/28/2009</text:p>
          </table:table-cell>
          <table:table-cell table:style-name="ce56" table:formula="oooc:=[.BN8]+1" office:value-type="date" office:date-value="2009-03-01">
            <text:p>3/1/2009</text:p>
          </table:table-cell>
          <table:table-cell table:style-name="ce56" table:formula="oooc:=[.BO8]+1" office:value-type="date" office:date-value="2009-03-02">
            <text:p>3/2/2009</text:p>
          </table:table-cell>
          <table:table-cell table:style-name="ce56" table:formula="oooc:=[.BP8]+1" office:value-type="date" office:date-value="2009-03-03">
            <text:p>3/3/2009</text:p>
          </table:table-cell>
          <table:table-cell table:style-name="ce56" table:formula="oooc:=[.BQ8]+1" office:value-type="date" office:date-value="2009-03-04">
            <text:p>3/4/2009</text:p>
          </table:table-cell>
          <table:table-cell table:style-name="ce56" table:formula="oooc:=[.BR8]+1" office:value-type="date" office:date-value="2009-03-05">
            <text:p>3/5/2009</text:p>
          </table:table-cell>
          <table:table-cell table:style-name="ce56" table:formula="oooc:=[.BS8]+1" office:value-type="date" office:date-value="2009-03-06">
            <text:p>3/6/2009</text:p>
          </table:table-cell>
          <table:table-cell table:style-name="ce56" table:formula="oooc:=[.BT8]+1" office:value-type="date" office:date-value="2009-03-07">
            <text:p>3/7/2009</text:p>
          </table:table-cell>
          <table:table-cell table:style-name="ce56" table:formula="oooc:=[.BU8]+1" office:value-type="date" office:date-value="2009-03-08">
            <text:p>3/8/2009</text:p>
          </table:table-cell>
          <table:table-cell table:style-name="ce56" table:formula="oooc:=[.BV8]+1" office:value-type="date" office:date-value="2009-03-09">
            <text:p>3/9/2009</text:p>
          </table:table-cell>
          <table:table-cell table:style-name="ce56" table:formula="oooc:=[.BW8]+1" office:value-type="date" office:date-value="2009-03-10">
            <text:p>3/10/2009</text:p>
          </table:table-cell>
          <table:table-cell table:style-name="ce56" table:formula="oooc:=[.BX8]+1" office:value-type="date" office:date-value="2009-03-11">
            <text:p>3/11/2009</text:p>
          </table:table-cell>
          <table:table-cell table:style-name="ce56" table:formula="oooc:=[.BY8]+1" office:value-type="date" office:date-value="2009-03-12">
            <text:p>3/12/2009</text:p>
          </table:table-cell>
          <table:table-cell table:style-name="ce56" table:formula="oooc:=[.BZ8]+1" office:value-type="date" office:date-value="2009-03-13">
            <text:p>3/13/2009</text:p>
          </table:table-cell>
          <table:table-cell table:style-name="ce56" table:formula="oooc:=[.CA8]+1" office:value-type="date" office:date-value="2009-03-14">
            <text:p>3/14/2009</text:p>
          </table:table-cell>
          <table:table-cell table:style-name="ce56" table:formula="oooc:=[.CB8]+1" office:value-type="date" office:date-value="2009-03-15">
            <text:p>3/15/2009</text:p>
          </table:table-cell>
          <table:table-cell table:style-name="ce56" table:formula="oooc:=[.CC8]+1" office:value-type="date" office:date-value="2009-03-16">
            <text:p>3/16/2009</text:p>
          </table:table-cell>
          <table:table-cell table:style-name="ce56" table:formula="oooc:=[.CD8]+1" office:value-type="date" office:date-value="2009-03-17">
            <text:p>3/17/2009</text:p>
          </table:table-cell>
          <table:table-cell table:style-name="ce56" table:formula="oooc:=[.CE8]+1" office:value-type="date" office:date-value="2009-03-18">
            <text:p>3/18/2009</text:p>
          </table:table-cell>
          <table:table-cell table:style-name="ce56" table:formula="oooc:=[.CF8]+1" office:value-type="date" office:date-value="2009-03-19">
            <text:p>3/19/2009</text:p>
          </table:table-cell>
          <table:table-cell table:style-name="ce56" table:formula="oooc:=[.CG8]+1" office:value-type="date" office:date-value="2009-03-20">
            <text:p>3/20/2009</text:p>
          </table:table-cell>
          <table:table-cell table:style-name="ce56" table:formula="oooc:=[.CH8]+1" office:value-type="date" office:date-value="2009-03-21">
            <text:p>3/21/2009</text:p>
          </table:table-cell>
          <table:table-cell table:style-name="ce56" table:formula="oooc:=[.CI8]+1" office:value-type="date" office:date-value="2009-03-22">
            <text:p>3/22/2009</text:p>
          </table:table-cell>
          <table:table-cell table:style-name="ce56" table:formula="oooc:=[.CJ8]+1" office:value-type="date" office:date-value="2009-03-23">
            <text:p>3/23/2009</text:p>
          </table:table-cell>
          <table:table-cell table:style-name="ce56" table:formula="oooc:=[.CK8]+1" office:value-type="date" office:date-value="2009-03-24">
            <text:p>3/24/2009</text:p>
          </table:table-cell>
          <table:table-cell table:style-name="ce56" table:formula="oooc:=[.CL8]+1" office:value-type="date" office:date-value="2009-03-25">
            <text:p>3/25/2009</text:p>
          </table:table-cell>
          <table:table-cell table:style-name="ce56" table:formula="oooc:=[.CM8]+1" office:value-type="date" office:date-value="2009-03-26">
            <text:p>3/26/2009</text:p>
          </table:table-cell>
          <table:table-cell table:style-name="ce56" table:formula="oooc:=[.CN8]+1" office:value-type="date" office:date-value="2009-03-27">
            <text:p>3/27/2009</text:p>
          </table:table-cell>
          <table:table-cell table:style-name="ce56" table:formula="oooc:=[.CO8]+1" office:value-type="date" office:date-value="2009-03-28">
            <text:p>3/28/2009</text:p>
          </table:table-cell>
          <table:table-cell table:style-name="ce56" table:formula="oooc:=[.CP8]+1" office:value-type="date" office:date-value="2009-03-29">
            <text:p>3/29/2009</text:p>
          </table:table-cell>
          <table:table-cell table:style-name="ce56" table:formula="oooc:=[.CQ8]+1" office:value-type="date" office:date-value="2009-03-30">
            <text:p>3/30/2009</text:p>
          </table:table-cell>
          <table:table-cell table:style-name="ce56" table:formula="oooc:=[.CR8]+1" office:value-type="date" office:date-value="2009-03-31">
            <text:p>3/31/2009</text:p>
          </table:table-cell>
          <table:table-cell table:style-name="ce56" table:formula="oooc:=[.CS8]+1" office:value-type="date" office:date-value="2009-04-01">
            <text:p>4/1/2009</text:p>
          </table:table-cell>
          <table:table-cell table:style-name="ce56" table:formula="oooc:=[.CT8]+1" office:value-type="date" office:date-value="2009-04-02">
            <text:p>4/2/2009</text:p>
          </table:table-cell>
          <table:table-cell table:style-name="ce56" table:formula="oooc:=[.CU8]+1" office:value-type="date" office:date-value="2009-04-03">
            <text:p>4/3/2009</text:p>
          </table:table-cell>
          <table:table-cell table:style-name="ce56" table:formula="oooc:=[.CV8]+1" office:value-type="date" office:date-value="2009-04-04">
            <text:p>4/4/2009</text:p>
          </table:table-cell>
          <table:table-cell table:style-name="ce56" table:formula="oooc:=[.CW8]+1" office:value-type="date" office:date-value="2009-04-05">
            <text:p>4/5/2009</text:p>
          </table:table-cell>
          <table:table-cell table:style-name="ce56" table:formula="oooc:=[.CX8]+1" office:value-type="date" office:date-value="2009-04-06">
            <text:p>4/6/2009</text:p>
          </table:table-cell>
          <table:table-cell table:style-name="ce56" table:formula="oooc:=[.CY8]+1" office:value-type="date" office:date-value="2009-04-07">
            <text:p>4/7/2009</text:p>
          </table:table-cell>
          <table:table-cell table:style-name="ce56" table:formula="oooc:=[.CZ8]+1" office:value-type="date" office:date-value="2009-04-08">
            <text:p>4/8/2009</text:p>
          </table:table-cell>
          <table:table-cell table:style-name="ce56" table:formula="oooc:=[.DA8]+1" office:value-type="date" office:date-value="2009-04-09">
            <text:p>4/9/2009</text:p>
          </table:table-cell>
          <table:table-cell table:style-name="ce56" table:formula="oooc:=[.DB8]+1" office:value-type="date" office:date-value="2009-04-10">
            <text:p>4/10/2009</text:p>
          </table:table-cell>
          <table:table-cell table:style-name="ce56" table:formula="oooc:=[.DC8]+1" office:value-type="date" office:date-value="2009-04-11">
            <text:p>4/11/2009</text:p>
          </table:table-cell>
          <table:table-cell table:style-name="ce56" table:formula="oooc:=[.DD8]+1" office:value-type="date" office:date-value="2009-04-12">
            <text:p>4/12/2009</text:p>
          </table:table-cell>
          <table:table-cell table:style-name="ce56" table:formula="oooc:=[.DE8]+1" office:value-type="date" office:date-value="2009-04-13">
            <text:p>4/13/2009</text:p>
          </table:table-cell>
          <table:table-cell table:style-name="ce56" table:formula="oooc:=[.DF8]+1" office:value-type="date" office:date-value="2009-04-14">
            <text:p>4/14/2009</text:p>
          </table:table-cell>
          <table:table-cell table:style-name="ce56" table:formula="oooc:=[.DG8]+1" office:value-type="date" office:date-value="2009-04-15">
            <text:p>4/15/2009</text:p>
          </table:table-cell>
          <table:table-cell table:style-name="ce56" table:formula="oooc:=[.DH8]+1" office:value-type="date" office:date-value="2009-04-16">
            <text:p>4/16/2009</text:p>
          </table:table-cell>
          <table:table-cell table:style-name="ce56" table:formula="oooc:=[.DI8]+1" office:value-type="date" office:date-value="2009-04-17">
            <text:p>4/17/2009</text:p>
          </table:table-cell>
          <table:table-cell table:style-name="ce56" table:formula="oooc:=[.DJ8]+1" office:value-type="date" office:date-value="2009-04-18">
            <text:p>4/18/2009</text:p>
          </table:table-cell>
          <table:table-cell table:style-name="ce56" table:formula="oooc:=[.DK8]+1" office:value-type="date" office:date-value="2009-04-19">
            <text:p>4/19/2009</text:p>
          </table:table-cell>
          <table:table-cell table:style-name="ce56" table:formula="oooc:=[.DL8]+1" office:value-type="date" office:date-value="2009-04-20">
            <text:p>4/20/2009</text:p>
          </table:table-cell>
          <table:table-cell table:style-name="ce56" table:formula="oooc:=[.DM8]+1" office:value-type="date" office:date-value="2009-04-21">
            <text:p>4/21/2009</text:p>
          </table:table-cell>
          <table:table-cell table:style-name="ce56" table:formula="oooc:=[.DN8]+1" office:value-type="date" office:date-value="2009-04-22">
            <text:p>4/22/2009</text:p>
          </table:table-cell>
          <table:table-cell table:style-name="ce56" table:formula="oooc:=[.DO8]+1" office:value-type="date" office:date-value="2009-04-23">
            <text:p>4/23/2009</text:p>
          </table:table-cell>
          <table:table-cell table:style-name="ce56" table:formula="oooc:=[.DP8]+1" office:value-type="date" office:date-value="2009-04-24">
            <text:p>4/24/2009</text:p>
          </table:table-cell>
          <table:table-cell table:style-name="ce56" table:formula="oooc:=[.DQ8]+1" office:value-type="date" office:date-value="2009-04-25">
            <text:p>4/25/2009</text:p>
          </table:table-cell>
          <table:table-cell table:style-name="ce56" table:formula="oooc:=[.DR8]+1" office:value-type="date" office:date-value="2009-04-26">
            <text:p>4/26/2009</text:p>
          </table:table-cell>
          <table:table-cell table:style-name="ce56" table:formula="oooc:=[.DS8]+1" office:value-type="date" office:date-value="2009-04-27">
            <text:p>4/27/2009</text:p>
          </table:table-cell>
          <table:table-cell table:style-name="ce56" table:formula="oooc:=[.DT8]+1" office:value-type="date" office:date-value="2009-04-28">
            <text:p>4/28/2009</text:p>
          </table:table-cell>
          <table:table-cell table:style-name="ce56" table:formula="oooc:=[.DU8]+1" office:value-type="date" office:date-value="2009-04-29">
            <text:p>4/29/2009</text:p>
          </table:table-cell>
          <table:table-cell table:style-name="ce56" table:formula="oooc:=[.DV8]+1" office:value-type="date" office:date-value="2009-04-30">
            <text:p>4/30/2009</text:p>
          </table:table-cell>
          <table:table-cell table:style-name="ce56" table:formula="oooc:=[.DW8]+1" office:value-type="date" office:date-value="2009-05-01">
            <text:p>5/1/2009</text:p>
          </table:table-cell>
          <table:table-cell table:style-name="ce56" table:formula="oooc:=[.DX8]+1" office:value-type="date" office:date-value="2009-05-02">
            <text:p>5/2/2009</text:p>
          </table:table-cell>
          <table:table-cell table:style-name="ce56" table:formula="oooc:=[.DY8]+1" office:value-type="date" office:date-value="2009-05-03">
            <text:p>5/3/2009</text:p>
          </table:table-cell>
          <table:table-cell table:style-name="ce56" table:formula="oooc:=[.DZ8]+1" office:value-type="date" office:date-value="2009-05-04">
            <text:p>5/4/2009</text:p>
          </table:table-cell>
          <table:table-cell table:style-name="ce56" table:formula="oooc:=[.EA8]+1" office:value-type="date" office:date-value="2009-05-05">
            <text:p>5/5/2009</text:p>
          </table:table-cell>
          <table:table-cell table:style-name="ce56" table:formula="oooc:=[.EB8]+1" office:value-type="date" office:date-value="2009-05-06">
            <text:p>5/6/2009</text:p>
          </table:table-cell>
          <table:table-cell table:style-name="ce56" table:formula="oooc:=[.EC8]+1" office:value-type="date" office:date-value="2009-05-07">
            <text:p>5/7/2009</text:p>
          </table:table-cell>
          <table:table-cell table:style-name="ce56" table:formula="oooc:=[.ED8]+1" office:value-type="date" office:date-value="2009-05-08">
            <text:p>5/8/2009</text:p>
          </table:table-cell>
          <table:table-cell table:style-name="ce56" table:formula="oooc:=[.EE8]+1" office:value-type="date" office:date-value="2009-05-09">
            <text:p>5/9/2009</text:p>
          </table:table-cell>
          <table:table-cell table:style-name="ce56" table:formula="oooc:=[.EF8]+1" office:value-type="date" office:date-value="2009-05-10">
            <text:p>5/10/2009</text:p>
          </table:table-cell>
          <table:table-cell table:style-name="ce56" table:formula="oooc:=[.EG8]+1" office:value-type="date" office:date-value="2009-05-11">
            <text:p>5/11/2009</text:p>
          </table:table-cell>
          <table:table-cell table:style-name="ce56" table:formula="oooc:=[.EH8]+1" office:value-type="date" office:date-value="2009-05-12">
            <text:p>5/12/2009</text:p>
          </table:table-cell>
          <table:table-cell table:style-name="ce56" table:formula="oooc:=[.EI8]+1" office:value-type="date" office:date-value="2009-05-13">
            <text:p>5/13/2009</text:p>
          </table:table-cell>
          <table:table-cell table:style-name="ce56" table:formula="oooc:=[.EJ8]+1" office:value-type="date" office:date-value="2009-05-14">
            <text:p>5/14/2009</text:p>
          </table:table-cell>
          <table:table-cell table:style-name="ce56" table:formula="oooc:=[.EK8]+1" office:value-type="date" office:date-value="2009-05-15">
            <text:p>5/15/2009</text:p>
          </table:table-cell>
          <table:table-cell table:style-name="ce56" table:formula="oooc:=[.EL8]+1" office:value-type="date" office:date-value="2009-05-16">
            <text:p>5/16/2009</text:p>
          </table:table-cell>
          <table:table-cell table:style-name="ce56" table:formula="oooc:=[.EM8]+1" office:value-type="date" office:date-value="2009-05-17">
            <text:p>5/17/2009</text:p>
          </table:table-cell>
          <table:table-cell table:style-name="ce56" table:formula="oooc:=[.EN8]+1" office:value-type="date" office:date-value="2009-05-18">
            <text:p>5/18/2009</text:p>
          </table:table-cell>
          <table:table-cell table:style-name="ce56" table:formula="oooc:=[.EO8]+1" office:value-type="date" office:date-value="2009-05-19">
            <text:p>5/19/2009</text:p>
          </table:table-cell>
          <table:table-cell table:style-name="ce56" table:formula="oooc:=[.EP8]+1" office:value-type="date" office:date-value="2009-05-20">
            <text:p>5/20/2009</text:p>
          </table:table-cell>
          <table:table-cell table:style-name="ce56" table:formula="oooc:=[.EQ8]+1" office:value-type="date" office:date-value="2009-05-21">
            <text:p>5/21/2009</text:p>
          </table:table-cell>
          <table:table-cell table:style-name="ce56" table:formula="oooc:=[.ER8]+1" office:value-type="date" office:date-value="2009-05-22">
            <text:p>5/22/2009</text:p>
          </table:table-cell>
          <table:table-cell table:style-name="ce56" table:formula="oooc:=[.ES8]+1" office:value-type="date" office:date-value="2009-05-23">
            <text:p>5/23/2009</text:p>
          </table:table-cell>
          <table:table-cell table:style-name="ce56" table:formula="oooc:=[.ET8]+1" office:value-type="date" office:date-value="2009-05-24">
            <text:p>5/24/2009</text:p>
          </table:table-cell>
          <table:table-cell table:style-name="ce56" table:formula="oooc:=[.EU8]+1" office:value-type="date" office:date-value="2009-05-25">
            <text:p>5/25/2009</text:p>
          </table:table-cell>
          <table:table-cell table:style-name="ce56" table:formula="oooc:=[.EV8]+1" office:value-type="date" office:date-value="2009-05-26">
            <text:p>5/26/2009</text:p>
          </table:table-cell>
          <table:table-cell table:style-name="ce56" table:formula="oooc:=[.EW8]+1" office:value-type="date" office:date-value="2009-05-27">
            <text:p>5/27/2009</text:p>
          </table:table-cell>
          <table:table-cell table:style-name="ce56" table:formula="oooc:=[.EX8]+1" office:value-type="date" office:date-value="2009-05-28">
            <text:p>5/28/2009</text:p>
          </table:table-cell>
          <table:table-cell table:style-name="ce56" table:formula="oooc:=[.EY8]+1" office:value-type="date" office:date-value="2009-05-29">
            <text:p>5/29/2009</text:p>
          </table:table-cell>
          <table:table-cell table:style-name="ce56" table:formula="oooc:=[.EZ8]+1" office:value-type="date" office:date-value="2009-05-30">
            <text:p>5/30/2009</text:p>
          </table:table-cell>
          <table:table-cell table:style-name="ce56" table:formula="oooc:=[.FA8]+1" office:value-type="date" office:date-value="2009-05-31">
            <text:p>5/31/2009</text:p>
          </table:table-cell>
          <table:table-cell table:style-name="ce56" table:formula="oooc:=[.FB8]+1" office:value-type="date" office:date-value="2009-06-01">
            <text:p>6/1/2009</text:p>
          </table:table-cell>
          <table:table-cell table:style-name="ce56" table:formula="oooc:=[.FC8]+1" office:value-type="date" office:date-value="2009-06-02">
            <text:p>6/2/2009</text:p>
          </table:table-cell>
          <table:table-cell table:style-name="ce56" table:formula="oooc:=[.FD8]+1" office:value-type="date" office:date-value="2009-06-03">
            <text:p>6/3/2009</text:p>
          </table:table-cell>
          <table:table-cell table:style-name="ce56" table:formula="oooc:=[.FE8]+1" office:value-type="date" office:date-value="2009-06-04">
            <text:p>6/4/2009</text:p>
          </table:table-cell>
          <table:table-cell table:style-name="ce56" table:formula="oooc:=[.FF8]+1" office:value-type="date" office:date-value="2009-06-05">
            <text:p>6/5/2009</text:p>
          </table:table-cell>
          <table:table-cell table:style-name="ce56" table:formula="oooc:=[.FG8]+1" office:value-type="date" office:date-value="2009-06-06">
            <text:p>6/6/2009</text:p>
          </table:table-cell>
          <table:table-cell table:style-name="ce56" table:formula="oooc:=[.FH8]+1" office:value-type="date" office:date-value="2009-06-07">
            <text:p>6/7/2009</text:p>
          </table:table-cell>
          <table:table-cell table:style-name="ce56" table:formula="oooc:=[.FI8]+1" office:value-type="date" office:date-value="2009-06-08">
            <text:p>6/8/2009</text:p>
          </table:table-cell>
          <table:table-cell table:style-name="ce56" table:formula="oooc:=[.FJ8]+1" office:value-type="date" office:date-value="2009-06-09">
            <text:p>6/9/2009</text:p>
          </table:table-cell>
          <table:table-cell table:style-name="ce56" table:formula="oooc:=[.FK8]+1" office:value-type="date" office:date-value="2009-06-10">
            <text:p>6/10/2009</text:p>
          </table:table-cell>
          <table:table-cell table:style-name="ce56" table:formula="oooc:=[.FL8]+1" office:value-type="date" office:date-value="2009-06-11">
            <text:p>6/11/2009</text:p>
          </table:table-cell>
          <table:table-cell table:style-name="ce56" table:formula="oooc:=[.FM8]+1" office:value-type="date" office:date-value="2009-06-12">
            <text:p>6/12/2009</text:p>
          </table:table-cell>
          <table:table-cell table:style-name="ce56" table:formula="oooc:=[.FN8]+1" office:value-type="date" office:date-value="2009-06-13">
            <text:p>6/13/2009</text:p>
          </table:table-cell>
          <table:table-cell table:style-name="ce56" table:formula="oooc:=[.FO8]+1" office:value-type="date" office:date-value="2009-06-14">
            <text:p>6/14/2009</text:p>
          </table:table-cell>
          <table:table-cell table:style-name="ce56" table:formula="oooc:=[.FP8]+1" office:value-type="date" office:date-value="2009-06-15">
            <text:p>6/15/2009</text:p>
          </table:table-cell>
          <table:table-cell table:style-name="ce56" table:formula="oooc:=[.FQ8]+1" office:value-type="date" office:date-value="2009-06-16">
            <text:p>6/16/2009</text:p>
          </table:table-cell>
          <table:table-cell table:style-name="ce56" table:formula="oooc:=[.FR8]+1" office:value-type="date" office:date-value="2009-06-17">
            <text:p>6/17/2009</text:p>
          </table:table-cell>
          <table:table-cell table:style-name="ce56" table:formula="oooc:=[.FS8]+1" office:value-type="date" office:date-value="2009-06-18">
            <text:p>6/18/2009</text:p>
          </table:table-cell>
          <table:table-cell table:style-name="ce56" table:formula="oooc:=[.FT8]+1" office:value-type="date" office:date-value="2009-06-19">
            <text:p>6/19/2009</text:p>
          </table:table-cell>
          <table:table-cell table:style-name="ce56" table:formula="oooc:=[.FU8]+1" office:value-type="date" office:date-value="2009-06-20">
            <text:p>6/20/2009</text:p>
          </table:table-cell>
          <table:table-cell table:style-name="ce56" table:formula="oooc:=[.FV8]+1" office:value-type="date" office:date-value="2009-06-21">
            <text:p>6/21/2009</text:p>
          </table:table-cell>
          <table:table-cell table:style-name="ce56" table:formula="oooc:=[.FW8]+1" office:value-type="date" office:date-value="2009-06-22">
            <text:p>6/22/2009</text:p>
          </table:table-cell>
          <table:table-cell table:style-name="ce56" table:formula="oooc:=[.FX8]+1" office:value-type="date" office:date-value="2009-06-23">
            <text:p>6/23/2009</text:p>
          </table:table-cell>
          <table:table-cell table:style-name="ce56" table:formula="oooc:=[.FY8]+1" office:value-type="date" office:date-value="2009-06-24">
            <text:p>6/24/2009</text:p>
          </table:table-cell>
          <table:table-cell table:style-name="ce56" table:formula="oooc:=[.FZ8]+1" office:value-type="date" office:date-value="2009-06-25">
            <text:p>6/25/2009</text:p>
          </table:table-cell>
          <table:table-cell table:style-name="ce56" table:formula="oooc:=[.GA8]+1" office:value-type="date" office:date-value="2009-06-26">
            <text:p>6/26/2009</text:p>
          </table:table-cell>
          <table:table-cell table:style-name="ce56" table:formula="oooc:=[.GB8]+1" office:value-type="date" office:date-value="2009-06-27">
            <text:p>6/27/2009</text:p>
          </table:table-cell>
          <table:table-cell table:style-name="ce56" table:formula="oooc:=[.GC8]+1" office:value-type="date" office:date-value="2009-06-28">
            <text:p>6/28/2009</text:p>
          </table:table-cell>
          <table:table-cell table:style-name="ce56" table:formula="oooc:=[.GD8]+1" office:value-type="date" office:date-value="2009-06-29">
            <text:p>6/29/2009</text:p>
          </table:table-cell>
          <table:table-cell table:style-name="ce56" table:formula="oooc:=[.GE8]+1" office:value-type="date" office:date-value="2009-06-30">
            <text:p>6/30/2009</text:p>
          </table:table-cell>
          <table:table-cell table:style-name="ce56" table:formula="oooc:=[.GF8]+1" office:value-type="date" office:date-value="2009-07-01">
            <text:p>7/1/2009</text:p>
          </table:table-cell>
          <table:table-cell table:style-name="ce56" table:formula="oooc:=[.GG8]+1" office:value-type="date" office:date-value="2009-07-02">
            <text:p>7/2/2009</text:p>
          </table:table-cell>
          <table:table-cell table:style-name="ce56" table:formula="oooc:=[.GH8]+1" office:value-type="date" office:date-value="2009-07-03">
            <text:p>7/3/2009</text:p>
          </table:table-cell>
          <table:table-cell table:style-name="ce56" table:formula="oooc:=[.GI8]+1" office:value-type="date" office:date-value="2009-07-04">
            <text:p>7/4/2009</text:p>
          </table:table-cell>
          <table:table-cell table:style-name="ce56" table:formula="oooc:=[.GJ8]+1" office:value-type="date" office:date-value="2009-07-05">
            <text:p>7/5/2009</text:p>
          </table:table-cell>
          <table:table-cell table:style-name="ce56" table:formula="oooc:=[.GK8]+1" office:value-type="date" office:date-value="2009-07-06">
            <text:p>7/6/2009</text:p>
          </table:table-cell>
          <table:table-cell table:style-name="ce56" table:formula="oooc:=[.GL8]+1" office:value-type="date" office:date-value="2009-07-07">
            <text:p>7/7/2009</text:p>
          </table:table-cell>
          <table:table-cell table:style-name="ce56" table:formula="oooc:=[.GM8]+1" office:value-type="date" office:date-value="2009-07-08">
            <text:p>7/8/2009</text:p>
          </table:table-cell>
          <table:table-cell table:style-name="ce56" table:formula="oooc:=[.GN8]+1" office:value-type="date" office:date-value="2009-07-09">
            <text:p>7/9/2009</text:p>
          </table:table-cell>
          <table:table-cell table:style-name="ce56" table:formula="oooc:=[.GO8]+1" office:value-type="date" office:date-value="2009-07-10">
            <text:p>7/10/2009</text:p>
          </table:table-cell>
          <table:table-cell table:style-name="ce56" table:formula="oooc:=[.GP8]+1" office:value-type="date" office:date-value="2009-07-11">
            <text:p>7/11/2009</text:p>
          </table:table-cell>
          <table:table-cell table:style-name="ce56" table:formula="oooc:=[.GQ8]+1" office:value-type="date" office:date-value="2009-07-12">
            <text:p>7/12/2009</text:p>
          </table:table-cell>
          <table:table-cell table:style-name="ce56" table:formula="oooc:=[.GR8]+1" office:value-type="date" office:date-value="2009-07-13">
            <text:p>7/13/2009</text:p>
          </table:table-cell>
          <table:table-cell table:style-name="ce56" table:formula="oooc:=[.GS8]+1" office:value-type="date" office:date-value="2009-07-14">
            <text:p>7/14/2009</text:p>
          </table:table-cell>
          <table:table-cell table:style-name="ce56" table:formula="oooc:=[.GT8]+1" office:value-type="date" office:date-value="2009-07-15">
            <text:p>7/15/2009</text:p>
          </table:table-cell>
          <table:table-cell table:style-name="ce56" table:formula="oooc:=[.GU8]+1" office:value-type="date" office:date-value="2009-07-16">
            <text:p>7/16/2009</text:p>
          </table:table-cell>
          <table:table-cell table:style-name="ce56" table:formula="oooc:=[.GV8]+1" office:value-type="date" office:date-value="2009-07-17">
            <text:p>7/17/2009</text:p>
          </table:table-cell>
          <table:table-cell table:style-name="ce56" table:formula="oooc:=[.GW8]+1" office:value-type="date" office:date-value="2009-07-18">
            <text:p>7/18/2009</text:p>
          </table:table-cell>
          <table:table-cell table:style-name="ce56" table:formula="oooc:=[.GX8]+1" office:value-type="date" office:date-value="2009-07-19">
            <text:p>7/19/2009</text:p>
          </table:table-cell>
          <table:table-cell table:style-name="ce56" table:formula="oooc:=[.GY8]+1" office:value-type="date" office:date-value="2009-07-20">
            <text:p>7/20/2009</text:p>
          </table:table-cell>
          <table:table-cell table:style-name="ce56" table:formula="oooc:=[.GZ8]+1" office:value-type="date" office:date-value="2009-07-21">
            <text:p>7/21/2009</text:p>
          </table:table-cell>
          <table:table-cell table:style-name="ce56" table:formula="oooc:=[.HA8]+1" office:value-type="date" office:date-value="2009-07-22">
            <text:p>7/22/2009</text:p>
          </table:table-cell>
          <table:table-cell table:style-name="ce56" table:formula="oooc:=[.HB8]+1" office:value-type="date" office:date-value="2009-07-23">
            <text:p>7/23/2009</text:p>
          </table:table-cell>
          <table:table-cell table:style-name="ce56" table:formula="oooc:=[.HC8]+1" office:value-type="date" office:date-value="2009-07-24">
            <text:p>7/24/2009</text:p>
          </table:table-cell>
          <table:table-cell table:style-name="ce56" table:formula="oooc:=[.HD8]+1" office:value-type="date" office:date-value="2009-07-25">
            <text:p>7/25/2009</text:p>
          </table:table-cell>
          <table:table-cell table:style-name="ce56" table:formula="oooc:=[.HE8]+1" office:value-type="date" office:date-value="2009-07-26">
            <text:p>7/26/2009</text:p>
          </table:table-cell>
          <table:table-cell table:style-name="ce56" table:formula="oooc:=[.HF8]+1" office:value-type="date" office:date-value="2009-07-27">
            <text:p>7/27/2009</text:p>
          </table:table-cell>
          <table:table-cell table:style-name="ce56" table:formula="oooc:=[.HG8]+1" office:value-type="date" office:date-value="2009-07-28">
            <text:p>7/28/2009</text:p>
          </table:table-cell>
          <table:table-cell table:style-name="ce56" table:formula="oooc:=[.HH8]+1" office:value-type="date" office:date-value="2009-07-29">
            <text:p>7/29/2009</text:p>
          </table:table-cell>
          <table:table-cell table:style-name="ce56" table:formula="oooc:=[.HI8]+1" office:value-type="date" office:date-value="2009-07-30">
            <text:p>7/30/2009</text:p>
          </table:table-cell>
          <table:table-cell table:style-name="ce56" table:formula="oooc:=[.HJ8]+1" office:value-type="date" office:date-value="2009-07-31">
            <text:p>7/31/2009</text:p>
          </table:table-cell>
          <table:table-cell table:style-name="ce56" table:formula="oooc:=[.HK8]+1" office:value-type="date" office:date-value="2009-08-01">
            <text:p>8/1/2009</text:p>
          </table:table-cell>
          <table:table-cell table:style-name="ce56" table:formula="oooc:=[.HL8]+1" office:value-type="date" office:date-value="2009-08-02">
            <text:p>8/2/2009</text:p>
          </table:table-cell>
          <table:table-cell table:style-name="ce56" table:formula="oooc:=[.HM8]+1" office:value-type="date" office:date-value="2009-08-03">
            <text:p>8/3/2009</text:p>
          </table:table-cell>
          <table:table-cell table:style-name="ce56" table:formula="oooc:=[.HN8]+1" office:value-type="date" office:date-value="2009-08-04">
            <text:p>8/4/2009</text:p>
          </table:table-cell>
          <table:table-cell table:style-name="ce56" table:formula="oooc:=[.HO8]+1" office:value-type="date" office:date-value="2009-08-05">
            <text:p>8/5/2009</text:p>
          </table:table-cell>
          <table:table-cell table:style-name="ce56" table:formula="oooc:=[.HP8]+1" office:value-type="date" office:date-value="2009-08-06">
            <text:p>8/6/2009</text:p>
          </table:table-cell>
          <table:table-cell table:style-name="ce56" table:formula="oooc:=[.HQ8]+1" office:value-type="date" office:date-value="2009-08-07">
            <text:p>8/7/2009</text:p>
          </table:table-cell>
          <table:table-cell table:style-name="ce56" table:formula="oooc:=[.HR8]+1" office:value-type="date" office:date-value="2009-08-08">
            <text:p>8/8/2009</text:p>
          </table:table-cell>
          <table:table-cell table:style-name="ce56" table:formula="oooc:=[.HS8]+1" office:value-type="date" office:date-value="2009-08-09">
            <text:p>8/9/2009</text:p>
          </table:table-cell>
          <table:table-cell table:style-name="ce56" table:formula="oooc:=[.HT8]+1" office:value-type="date" office:date-value="2009-08-10">
            <text:p>8/10/2009</text:p>
          </table:table-cell>
          <table:table-cell table:style-name="ce56" table:formula="oooc:=[.HU8]+1" office:value-type="date" office:date-value="2009-08-11">
            <text:p>8/11/2009</text:p>
          </table:table-cell>
          <table:table-cell table:style-name="ce56" table:formula="oooc:=[.HV8]+1" office:value-type="date" office:date-value="2009-08-12">
            <text:p>8/12/2009</text:p>
          </table:table-cell>
          <table:table-cell table:style-name="ce56" table:formula="oooc:=[.HW8]+1" office:value-type="date" office:date-value="2009-08-13">
            <text:p>8/13/2009</text:p>
          </table:table-cell>
          <table:table-cell table:style-name="ce56" table:formula="oooc:=[.HX8]+1" office:value-type="date" office:date-value="2009-08-14">
            <text:p>8/14/2009</text:p>
          </table:table-cell>
          <table:table-cell table:style-name="ce56" table:formula="oooc:=[.HY8]+1" office:value-type="date" office:date-value="2009-08-15">
            <text:p>8/15/2009</text:p>
          </table:table-cell>
          <table:table-cell table:style-name="ce56" table:formula="oooc:=[.HZ8]+1" office:value-type="date" office:date-value="2009-08-16">
            <text:p>8/16/2009</text:p>
          </table:table-cell>
          <table:table-cell table:style-name="ce56" table:formula="oooc:=[.IA8]+1" office:value-type="date" office:date-value="2009-08-17">
            <text:p>8/17/2009</text:p>
          </table:table-cell>
          <table:table-cell table:style-name="ce56" table:formula="oooc:=[.IB8]+1" office:value-type="date" office:date-value="2009-08-18">
            <text:p>8/18/2009</text:p>
          </table:table-cell>
          <table:table-cell table:style-name="ce56" table:formula="oooc:=[.IC8]+1" office:value-type="date" office:date-value="2009-08-19">
            <text:p>8/19/2009</text:p>
          </table:table-cell>
          <table:table-cell table:style-name="ce56" table:formula="oooc:=[.ID8]+1" office:value-type="date" office:date-value="2009-08-20">
            <text:p>8/20/2009</text:p>
          </table:table-cell>
          <table:table-cell table:style-name="ce56" table:formula="oooc:=[.IE8]+1" office:value-type="date" office:date-value="2009-08-21">
            <text:p>8/21/2009</text:p>
          </table:table-cell>
          <table:table-cell table:style-name="ce56" table:formula="oooc:=[.IF8]+1" office:value-type="date" office:date-value="2009-08-22">
            <text:p>8/22/2009</text:p>
          </table:table-cell>
          <table:table-cell table:style-name="ce56" table:formula="oooc:=[.IG8]+1" office:value-type="date" office:date-value="2009-08-23">
            <text:p>8/23/2009</text:p>
          </table:table-cell>
          <table:table-cell table:style-name="ce56" table:formula="oooc:=[.IH8]+1" office:value-type="date" office:date-value="2009-08-24">
            <text:p>8/24/2009</text:p>
          </table:table-cell>
          <table:table-cell table:style-name="ce56" table:formula="oooc:=[.II8]+1" office:value-type="date" office:date-value="2009-08-25">
            <text:p>8/25/2009</text:p>
          </table:table-cell>
          <table:table-cell table:style-name="ce56" table:formula="oooc:=[.IJ8]+1" office:value-type="date" office:date-value="2009-08-26">
            <text:p>8/26/2009</text:p>
          </table:table-cell>
          <table:table-cell table:style-name="ce56" table:formula="oooc:=[.IK8]+1" office:value-type="date" office:date-value="2009-08-27">
            <text:p>8/27/2009</text:p>
          </table:table-cell>
          <table:table-cell table:style-name="ce56" table:formula="oooc:=[.IL8]+1" office:value-type="date" office:date-value="2009-08-28">
            <text:p>8/28/2009</text:p>
          </table:table-cell>
          <table:table-cell table:style-name="ce56" table:formula="oooc:=[.IM8]+1" office:value-type="date" office:date-value="2009-08-29">
            <text:p>8/29/2009</text:p>
          </table:table-cell>
          <table:table-cell table:style-name="ce56" table:formula="oooc:=[.IN8]+1" office:value-type="date" office:date-value="2009-08-30">
            <text:p>8/30/2009</text:p>
          </table:table-cell>
          <table:table-cell table:number-columns-repeated="7"/>
        </table:table-row>
        <table:table-row table:style-name="ro4">
          <table:table-cell table:style-name="ce5" office:value-type="string">
            <office:annotation draw:style-name="gr5" draw:text-style-name="P2" svg:width="3.777cm" svg:height="2.611cm" svg:x="1.28cm" svg:y="4.035cm" draw:caption-point-x="-1.28cm" draw:caption-point-y="-4.035cm">
              <dc:creator>JWW</dc:creator>
              <dc:date>2009-03-02T00:00:00</dc:date>
              <text:p text:style-name="P2"><text:span text:style-name="T11">Work Breakdown Structure</text:span></text:p>
              <text:p text:style-name="P2"><text:span text:style-name="T12">Enter the Task# and Subtask#</text:span></text:p>
              <text:p text:style-name="P2"><text:span text:style-name="T12">2</text:span></text:p>
              <text:p text:style-name="P2"><text:span text:style-name="T12">2.1</text:span></text:p>
              <text:p text:style-name="P2"><text:span text:style-name="T12">2.2</text:span></text:p>
              <text:p text:style-name="P2"><text:span text:style-name="T12">etc.</text:span></text:p>
            </office:annotation>
            <text:p>WBS</text:p>
          </table:table-cell>
          <table:table-cell table:style-name="ce12" office:value-type="string">
            <text:p>Tasks</text:p>
          </table:table-cell>
          <table:table-cell table:style-name="ce19" office:value-type="string">
            <text:p>Task Lead</text:p>
          </table:table-cell>
          <table:table-cell table:style-name="ce23" office:value-type="string">
            <office:annotation draw:style-name="gr5" draw:text-style-name="P2" svg:width="5.423cm" svg:height="2.633cm" svg:x="7.841cm" svg:y="4.035cm" draw:caption-point-x="-7.841cm" draw:caption-point-y="-4.035cm">
              <dc:creator>JWW</dc:creator>
              <dc:date>2009-03-02T00:00:00</dc:date>
              <text:p text:style-name="P2"><text:span text:style-name="T11">Start Date</text:span></text:p>
              <text:p text:style-name="P2"><text:span text:style-name="T12">Enter the starting date for this task. To associate the start date with the end of another task, enter a formula in the start date that refers to the end date of that task.</text:span></text:p>
            </office:annotation>
            <text:p>Start</text:p>
          </table:table-cell>
          <table:table-cell table:style-name="ce23" office:value-type="string">
            <office:annotation draw:style-name="gr5" draw:text-style-name="P2" svg:width="7.116cm" svg:height="2.656cm" svg:x="9.094cm" svg:y="4.035cm" draw:caption-point-x="-9.094cm" draw:caption-point-y="-4.035cm">
              <dc:creator>JWW</dc:creator>
              <dc:date>2009-03-02T00:00:00</dc:date>
              <text:p text:style-name="P2"><text:span text:style-name="T11">End Date</text:span></text:p>
              <text:p text:style-name="P2"><text:span text:style-name="T12">The ending date is calculated by adding the Duration (calendar days) to the Start date minus 1 day, because the task duration is from the </text:span><text:span text:style-name="T11">beginning</text:span><text:span text:style-name="T12"> of the </text:span><text:span text:style-name="T11">Start</text:span><text:span text:style-name="T12"> day to the </text:span><text:span text:style-name="T11">end</text:span><text:span text:style-name="T12"> of the </text:span><text:span text:style-name="T11">End</text:span><text:span text:style-name="T12"> day.</text:span></text:p>
              <text:p text:style-name="P4"><text:span text:style-name="T13"/></text:p>
            </office:annotation>
            <text:p>End</text:p>
          </table:table-cell>
          <table:table-cell table:style-name="ce33" office:value-type="string">
            <office:annotation draw:style-name="gr5" draw:text-style-name="P2" svg:width="7.577cm" svg:height="3.839cm" svg:x="9.734cm" svg:y="4.035cm" draw:caption-point-x="-9.734cm" draw:caption-point-y="-4.035cm">
              <dc:creator>JWW</dc:creator>
              <dc:date>2009-03-02T00:00:00</dc:date>
              <text:p text:style-name="P2"><text:span text:style-name="T11">Duration (Calendar Days)</text:span></text:p>
              <text:p text:style-name="P2"><text:span text:style-name="T12">Enter the number of calendar days for the given task. Refer to the Working Days column or use a calendar to determine the corresponding working days.</text:span></text:p>
              <text:p text:style-name="P4"><text:span text:style-name="T13"/></text:p>
              <text:p text:style-name="P2"><text:span text:style-name="T12">For the main tasks, you can calculate the duration by finding the maximum End date of the sub tasks and subtracting the earliest start date. For example:</text:span></text:p>
              <text:p text:style-name="P2"><text:span text:style-name="T12">F11=MAX(E12:E15)-D11</text:span></text:p>
            </office:annotation>
            <text:p>Duration (Days)</text:p>
          </table:table-cell>
          <table:table-cell table:style-name="ce36" office:value-type="string">
            <office:annotation draw:style-name="gr5" draw:text-style-name="P2" svg:width="8.414cm" svg:height="3.578cm" svg:x="11.127cm" svg:y="3.424cm" draw:caption-point-x="-11.127cm" draw:caption-point-y="-3.424cm">
              <dc:creator>JWW</dc:creator>
              <dc:date>2009-03-02T00:00:00</dc:date>
              <text:p text:style-name="P2"><text:span text:style-name="T11">Percent Complete</text:span></text:p>
              <text:p text:style-name="P2"><text:span text:style-name="T12">Update the status of this task by entering the percent complete (between 0% and 100%).</text:span></text:p>
              <text:p text:style-name="P4"><text:span text:style-name="T13"/></text:p>
              <text:p text:style-name="P2"><text:span text:style-name="T12">For the main tasks, you can use a weighted average of the sub tasks by adding the formula:</text:span></text:p>
              <text:p text:style-name="P2"><text:span text:style-name="T12">G11=SUMPRODUCT(F12:F15,G12:G15)/SUM(F12:F15)</text:span></text:p>
              <text:p text:style-name="P2"><text:span text:style-name="T12">Note: If you insert rows, make sure that the calculation is updated correctly.</text:span></text:p>
            </office:annotation>
            <text:p>% Complete</text:p>
          </table:table-cell>
          <table:table-cell table:style-name="ce33" office:value-type="string">
            <office:annotation draw:style-name="gr5" draw:text-style-name="P2" svg:width="8.604cm" svg:height="2.991cm" svg:x="11.405cm" svg:y="4.035cm" draw:caption-point-x="-11.405cm" draw:caption-point-y="-4.035cm">
              <dc:creator>JWW</dc:creator>
              <dc:date>2009-03-02T00:00:00</dc:date>
              <text:p text:style-name="P2"><text:span text:style-name="T11">Working Days</text:span></text:p>
              <text:p text:style-name="P2"><text:span text:style-name="T12">Counts only Mon-Fri, using the NETWORKDAYS() formula. When planning work based upon the number of working days, adjust the Duration until the desired # of working days is reached.</text:span></text:p>
              <text:p text:style-name="P2"><text:span text:style-name="T14">Note: </text:span><text:span text:style-name="T12">If the start date is later changed, the number of working days may also change.</text:span></text:p>
            </office:annotation>
            <text:p>Working Days</text:p>
          </table:table-cell>
          <table:table-cell table:style-name="ce36" office:value-type="string">
            <office:annotation draw:style-name="gr5" draw:text-style-name="P2" svg:width="6.693cm" svg:height="2.211cm" svg:x="12.463cm" svg:y="4.035cm" draw:caption-point-x="-12.463cm" draw:caption-point-y="-4.035cm">
              <dc:creator>JWW</dc:creator>
              <dc:date>2009-03-02T00:00:00</dc:date>
              <text:p text:style-name="P2"><text:span text:style-name="T11">Calendar Days Complete</text:span></text:p>
              <text:p text:style-name="P2"><text:span text:style-name="T12">This column is calculated by multiplying the Duration by the %Complete and rounding down to the nearest integer.</text:span></text:p>
            </office:annotation>
            <text:p>Days Complete</text:p>
          </table:table-cell>
          <table:table-cell table:style-name="ce36" office:value-type="string">
            <office:annotation draw:style-name="gr5" draw:text-style-name="P2" svg:width="6.392cm" svg:height="2.4cm" svg:x="12.185cm" svg:y="4.035cm" draw:caption-point-x="-12.185cm" draw:caption-point-y="-4.035cm">
              <dc:creator>JWW</dc:creator>
              <dc:date>2009-03-02T00:00:00</dc:date>
              <text:p text:style-name="P2"><text:span text:style-name="T11">Calendar Days Remaining</text:span></text:p>
              <text:p text:style-name="P2"><text:span text:style-name="T12">This column is calculated by subtracted the Days Complete from the Duration.</text:span></text:p>
            </office:annotation>
            <text:p>Days Remaining</text:p>
          </table:table-cell>
          <table:table-cell table:style-name="ce49"/>
          <table:table-cell table:style-name="ce53" table:formula="oooc:=[.L8]" office:value-type="date" office:date-value="2009-01-05" table:number-columns-spanned="7" table:number-rows-spanned="1">
            <text:p>05 - Jan - 09</text:p>
          </table:table-cell>
          <table:covered-table-cell table:number-columns-repeated="5" table:style-name="ce57"/>
          <table:covered-table-cell table:style-name="ce58"/>
          <table:table-cell table:style-name="ce53" table:formula="oooc:=[.S8]" office:value-type="date" office:date-value="2009-01-12" table:number-columns-spanned="7" table:number-rows-spanned="1">
            <text:p>12 - Jan - 09</text:p>
          </table:table-cell>
          <table:covered-table-cell table:number-columns-repeated="5" table:style-name="ce57"/>
          <table:covered-table-cell table:style-name="ce58"/>
          <table:table-cell table:style-name="ce53" table:formula="oooc:=[.Z8]" office:value-type="date" office:date-value="2009-01-19" table:number-columns-spanned="7" table:number-rows-spanned="1">
            <text:p>19 - Jan - 09</text:p>
          </table:table-cell>
          <table:covered-table-cell table:number-columns-repeated="5" table:style-name="ce57"/>
          <table:covered-table-cell table:style-name="ce58"/>
          <table:table-cell table:style-name="ce53" table:formula="oooc:=[.AG8]" office:value-type="date" office:date-value="2009-01-26" table:number-columns-spanned="7" table:number-rows-spanned="1">
            <text:p>26 - Jan - 09</text:p>
          </table:table-cell>
          <table:covered-table-cell table:number-columns-repeated="5" table:style-name="ce57"/>
          <table:covered-table-cell table:style-name="ce58"/>
          <table:table-cell table:style-name="ce53" table:formula="oooc:=[.AN8]" office:value-type="date" office:date-value="2009-02-02" table:number-columns-spanned="7" table:number-rows-spanned="1">
            <text:p>02 - Feb - 09</text:p>
          </table:table-cell>
          <table:covered-table-cell table:number-columns-repeated="5" table:style-name="ce57"/>
          <table:covered-table-cell table:style-name="ce58"/>
          <table:table-cell table:style-name="ce53" table:formula="oooc:=[.AU8]" office:value-type="date" office:date-value="2009-02-09" table:number-columns-spanned="7" table:number-rows-spanned="1">
            <text:p>09 - Feb - 09</text:p>
          </table:table-cell>
          <table:covered-table-cell table:number-columns-repeated="5" table:style-name="ce57"/>
          <table:covered-table-cell table:style-name="ce58"/>
          <table:table-cell table:style-name="ce53" table:formula="oooc:=[.BB8]" office:value-type="date" office:date-value="2009-02-16" table:number-columns-spanned="7" table:number-rows-spanned="1">
            <text:p>16 - Feb - 09</text:p>
          </table:table-cell>
          <table:covered-table-cell table:number-columns-repeated="5" table:style-name="ce57"/>
          <table:covered-table-cell table:style-name="ce58"/>
          <table:table-cell table:style-name="ce53" table:formula="oooc:=[.BI8]" office:value-type="date" office:date-value="2009-02-23" table:number-columns-spanned="7" table:number-rows-spanned="1">
            <text:p>23 - Feb - 09</text:p>
          </table:table-cell>
          <table:covered-table-cell table:number-columns-repeated="5" table:style-name="ce57"/>
          <table:covered-table-cell table:style-name="ce58"/>
          <table:table-cell table:style-name="ce53" table:formula="oooc:=[.BP8]" office:value-type="date" office:date-value="2009-03-02" table:number-columns-spanned="7" table:number-rows-spanned="1">
            <text:p>02 - Mar - 09</text:p>
          </table:table-cell>
          <table:covered-table-cell table:number-columns-repeated="5" table:style-name="ce57"/>
          <table:covered-table-cell table:style-name="ce58"/>
          <table:table-cell table:style-name="ce53" table:formula="oooc:=[.BW8]" office:value-type="date" office:date-value="2009-03-09" table:number-columns-spanned="7" table:number-rows-spanned="1">
            <text:p>09 - Mar - 09</text:p>
          </table:table-cell>
          <table:covered-table-cell table:number-columns-repeated="5" table:style-name="ce57"/>
          <table:covered-table-cell table:style-name="ce58"/>
          <table:table-cell table:style-name="ce53" table:formula="oooc:=[.CD8]" office:value-type="date" office:date-value="2009-03-16" table:number-columns-spanned="7" table:number-rows-spanned="1">
            <text:p>16 - Mar - 09</text:p>
          </table:table-cell>
          <table:covered-table-cell table:number-columns-repeated="5" table:style-name="ce57"/>
          <table:covered-table-cell table:style-name="ce58"/>
          <table:table-cell table:style-name="ce53" table:formula="oooc:=[.CK8]" office:value-type="date" office:date-value="2009-03-23" table:number-columns-spanned="7" table:number-rows-spanned="1">
            <text:p>23 - Mar - 09</text:p>
          </table:table-cell>
          <table:covered-table-cell table:number-columns-repeated="5" table:style-name="ce57"/>
          <table:covered-table-cell table:style-name="ce58"/>
          <table:table-cell table:style-name="ce53" table:formula="oooc:=[.CR8]" office:value-type="date" office:date-value="2009-03-30" table:number-columns-spanned="7" table:number-rows-spanned="1">
            <text:p>30 - Mar - 09</text:p>
          </table:table-cell>
          <table:covered-table-cell table:number-columns-repeated="5" table:style-name="ce57"/>
          <table:covered-table-cell table:style-name="ce58"/>
          <table:table-cell table:style-name="ce53" table:formula="oooc:=[.CY8]" office:value-type="date" office:date-value="2009-04-06" table:number-columns-spanned="7" table:number-rows-spanned="1">
            <text:p>06 - Apr - 09</text:p>
          </table:table-cell>
          <table:covered-table-cell table:number-columns-repeated="5" table:style-name="ce57"/>
          <table:covered-table-cell table:style-name="ce58"/>
          <table:table-cell table:style-name="ce53" table:formula="oooc:=[.DF8]" office:value-type="date" office:date-value="2009-04-13" table:number-columns-spanned="7" table:number-rows-spanned="1">
            <text:p>13 - Apr - 09</text:p>
          </table:table-cell>
          <table:covered-table-cell table:number-columns-repeated="5" table:style-name="ce57"/>
          <table:covered-table-cell table:style-name="ce58"/>
          <table:table-cell table:style-name="ce53" table:formula="oooc:=[.DM8]" office:value-type="date" office:date-value="2009-04-20" table:number-columns-spanned="7" table:number-rows-spanned="1">
            <text:p>20 - Apr - 09</text:p>
          </table:table-cell>
          <table:covered-table-cell table:number-columns-repeated="5" table:style-name="ce57"/>
          <table:covered-table-cell table:style-name="ce58"/>
          <table:table-cell table:style-name="ce53" table:formula="oooc:=[.DT8]" office:value-type="date" office:date-value="2009-04-27" table:number-columns-spanned="7" table:number-rows-spanned="1">
            <text:p>27 - Apr - 09</text:p>
          </table:table-cell>
          <table:covered-table-cell table:number-columns-repeated="5" table:style-name="ce57"/>
          <table:covered-table-cell table:style-name="ce58"/>
          <table:table-cell table:style-name="ce53" table:formula="oooc:=[.EA8]" office:value-type="date" office:date-value="2009-05-04" table:number-columns-spanned="7" table:number-rows-spanned="1">
            <text:p>04 - May - 09</text:p>
          </table:table-cell>
          <table:covered-table-cell table:number-columns-repeated="5" table:style-name="ce57"/>
          <table:covered-table-cell table:style-name="ce58"/>
          <table:table-cell table:style-name="ce53" table:formula="oooc:=[.EH8]" office:value-type="date" office:date-value="2009-05-11" table:number-columns-spanned="7" table:number-rows-spanned="1">
            <text:p>11 - May - 09</text:p>
          </table:table-cell>
          <table:covered-table-cell table:number-columns-repeated="5" table:style-name="ce57"/>
          <table:covered-table-cell table:style-name="ce58"/>
          <table:table-cell table:style-name="ce53" table:formula="oooc:=[.EO8]" office:value-type="date" office:date-value="2009-05-18" table:number-columns-spanned="7" table:number-rows-spanned="1">
            <text:p>18 - May - 09</text:p>
          </table:table-cell>
          <table:covered-table-cell table:number-columns-repeated="5" table:style-name="ce57"/>
          <table:covered-table-cell table:style-name="ce58"/>
          <table:table-cell table:style-name="ce53" table:formula="oooc:=[.EV8]" office:value-type="date" office:date-value="2009-05-25" table:number-columns-spanned="7" table:number-rows-spanned="1">
            <text:p>25 - May - 09</text:p>
          </table:table-cell>
          <table:covered-table-cell table:number-columns-repeated="5" table:style-name="ce57"/>
          <table:covered-table-cell table:style-name="ce58"/>
          <table:table-cell table:style-name="ce53" table:formula="oooc:=[.FC8]" office:value-type="date" office:date-value="2009-06-01" table:number-columns-spanned="7" table:number-rows-spanned="1">
            <text:p>01 - Jun - 09</text:p>
          </table:table-cell>
          <table:covered-table-cell table:number-columns-repeated="5" table:style-name="ce57"/>
          <table:covered-table-cell table:style-name="ce58"/>
          <table:table-cell table:style-name="ce53" table:formula="oooc:=[.FJ8]" office:value-type="date" office:date-value="2009-06-08" table:number-columns-spanned="7" table:number-rows-spanned="1">
            <text:p>08 - Jun - 09</text:p>
          </table:table-cell>
          <table:covered-table-cell table:number-columns-repeated="5" table:style-name="ce57"/>
          <table:covered-table-cell table:style-name="ce58"/>
          <table:table-cell table:style-name="ce53" table:formula="oooc:=[.FQ8]" office:value-type="date" office:date-value="2009-06-15" table:number-columns-spanned="7" table:number-rows-spanned="1">
            <text:p>15 - Jun - 09</text:p>
          </table:table-cell>
          <table:covered-table-cell table:number-columns-repeated="5" table:style-name="ce57"/>
          <table:covered-table-cell table:style-name="ce58"/>
          <table:table-cell table:style-name="ce53" table:formula="oooc:=[.FX8]" office:value-type="date" office:date-value="2009-06-22" table:number-columns-spanned="7" table:number-rows-spanned="1">
            <text:p>22 - Jun - 09</text:p>
          </table:table-cell>
          <table:covered-table-cell table:number-columns-repeated="5" table:style-name="ce57"/>
          <table:covered-table-cell table:style-name="ce58"/>
          <table:table-cell table:style-name="ce53" table:formula="oooc:=[.GE8]" office:value-type="date" office:date-value="2009-06-29" table:number-columns-spanned="7" table:number-rows-spanned="1">
            <text:p>29 - Jun - 09</text:p>
          </table:table-cell>
          <table:covered-table-cell table:number-columns-repeated="5" table:style-name="ce57"/>
          <table:covered-table-cell table:style-name="ce58"/>
          <table:table-cell table:style-name="ce53" table:formula="oooc:=[.GL8]" office:value-type="date" office:date-value="2009-07-06" table:number-columns-spanned="7" table:number-rows-spanned="1">
            <text:p>06 - Jul - 09</text:p>
          </table:table-cell>
          <table:covered-table-cell table:number-columns-repeated="5" table:style-name="ce57"/>
          <table:covered-table-cell table:style-name="ce58"/>
          <table:table-cell table:style-name="ce53" table:formula="oooc:=[.GS8]" office:value-type="date" office:date-value="2009-07-13" table:number-columns-spanned="7" table:number-rows-spanned="1">
            <text:p>13 - Jul - 09</text:p>
          </table:table-cell>
          <table:covered-table-cell table:number-columns-repeated="5" table:style-name="ce57"/>
          <table:covered-table-cell table:style-name="ce58"/>
          <table:table-cell table:style-name="ce53" table:formula="oooc:=[.GZ8]" office:value-type="date" office:date-value="2009-07-20" table:number-columns-spanned="7" table:number-rows-spanned="1">
            <text:p>20 - Jul - 09</text:p>
          </table:table-cell>
          <table:covered-table-cell table:number-columns-repeated="5" table:style-name="ce57"/>
          <table:covered-table-cell table:style-name="ce58"/>
          <table:table-cell table:style-name="ce53" table:formula="oooc:=[.HG8]" office:value-type="date" office:date-value="2009-07-27" table:number-columns-spanned="7" table:number-rows-spanned="1">
            <text:p>27 - Jul - 09</text:p>
          </table:table-cell>
          <table:covered-table-cell table:number-columns-repeated="5" table:style-name="ce57"/>
          <table:covered-table-cell table:style-name="ce58"/>
          <table:table-cell table:style-name="ce53" table:formula="oooc:=[.HN8]" office:value-type="date" office:date-value="2009-08-03" table:number-columns-spanned="7" table:number-rows-spanned="1">
            <text:p>03 - Aug - 09</text:p>
          </table:table-cell>
          <table:covered-table-cell table:number-columns-repeated="5" table:style-name="ce57"/>
          <table:covered-table-cell table:style-name="ce58"/>
          <table:table-cell table:style-name="ce53" table:formula="oooc:=[.HU8]" office:value-type="date" office:date-value="2009-08-10" table:number-columns-spanned="7" table:number-rows-spanned="1">
            <text:p>10 - Aug - 09</text:p>
          </table:table-cell>
          <table:covered-table-cell table:number-columns-repeated="5" table:style-name="ce57"/>
          <table:covered-table-cell table:style-name="ce58"/>
          <table:table-cell table:style-name="ce53" table:formula="oooc:=[.IB8]" office:value-type="date" office:date-value="2009-08-17" table:number-columns-spanned="7" table:number-rows-spanned="1">
            <text:p>17 - Aug - 09</text:p>
          </table:table-cell>
          <table:covered-table-cell table:number-columns-repeated="5" table:style-name="ce57"/>
          <table:covered-table-cell table:style-name="ce58"/>
          <table:table-cell table:style-name="ce53" table:formula="oooc:=[.II8]" office:value-type="date" office:date-value="2009-08-24" table:number-columns-spanned="7" table:number-rows-spanned="1">
            <text:p>24 - Aug - 09</text:p>
          </table:table-cell>
          <table:covered-table-cell table:number-columns-repeated="5" table:style-name="ce57"/>
          <table:covered-table-cell table:style-name="ce58"/>
          <table:table-cell table:style-name="ce59" table:number-columns-repeated="7"/>
        </table:table-row>
        <table:table-row table:style-name="ro5">
          <table:table-cell table:style-name="ce6"/>
          <table:table-cell table:style-name="ce9" table:number-columns-repeated="3"/>
          <table:table-cell table:style-name="ce29" table:number-columns-repeated="2"/>
          <table:table-cell table:style-name="ce9"/>
          <table:table-cell table:style-name="ce29"/>
          <table:table-cell table:style-name="ce9" table:number-columns-repeated="248"/>
        </table:table-row>
        <table:table-row table:style-name="ro6">
          <table:table-cell table:style-name="ce7" office:value-type="string">
            <text:p>1</text:p>
          </table:table-cell>
          <table:table-cell table:style-name="ce13" office:value-type="string">
            <text:p>Task Category 1</text:p>
          </table:table-cell>
          <table:table-cell table:style-name="ce20" office:value-type="string">
            <text:p>John</text:p>
          </table:table-cell>
          <table:table-cell table:style-name="ce24" office:value-type="date" office:date-value="2009-01-03">
            <text:p>1/03/09</text:p>
          </table:table-cell>
          <table:table-cell table:style-name="ce30" table:formula="oooc:=[.D11]+[.F11]" office:value-type="date" office:date-value="2009-03-19">
            <text:p>3/19/09</text:p>
          </table:table-cell>
          <table:table-cell table:style-name="ce34" table:formula="oooc:=MAX([.E12:.E15])-[.D11]" office:value-type="float" office:value="75">
            <text:p>75</text:p>
          </table:table-cell>
          <table:table-cell table:style-name="ce37" table:formula="oooc:=SUMPRODUCT([.F12:.F15];[.G12:.G15])/SUM([.F12:.F15])" office:value-type="percentage" office:value="0.798557692307692">
            <text:p>80%</text:p>
          </table:table-cell>
          <table:table-cell table:style-name="ce40" table:formula="oooc:=com.sun.star.sheet.addin.Analysis.getNetworkdays([.D11];[.E11])" office:value-type="float" office:value="54">
            <text:p>54</text:p>
          </table:table-cell>
          <table:table-cell table:style-name="ce42" table:formula="oooc:=ROUNDDOWN([.G11]*[.F11];0)" office:value-type="float" office:value="59">
            <text:p>59</text:p>
          </table:table-cell>
          <table:table-cell table:style-name="ce40" table:formula="oooc:=[.F11]-[.I11]" office:value-type="float" office:value="16">
            <text:p>16</text:p>
          </table:table-cell>
          <table:table-cell table:style-name="ce50"/>
          <table:table-cell table:style-name="ce54" table:number-columns-repeated="238"/>
          <table:table-cell table:style-name="ce9" table:number-columns-repeated="7"/>
        </table:table-row>
        <table:table-row table:style-name="ro5">
          <table:table-cell table:style-name="ce8" office:value-type="string">
            <text:p>1.1</text:p>
          </table:table-cell>
          <table:table-cell table:style-name="ce14" office:value-type="string">
            <text:p>Sub Task</text:p>
          </table:table-cell>
          <table:table-cell table:style-name="ce21"/>
          <table:table-cell table:style-name="ce25" office:value-type="date" office:date-value="2009-01-03">
            <text:p>1/03/09</text:p>
          </table:table-cell>
          <table:table-cell table:style-name="ce31" table:formula="oooc:=[.D12]+[.F12]" office:value-type="date" office:date-value="2009-01-21">
            <text:p>1/21/09</text:p>
          </table:table-cell>
          <table:table-cell table:style-name="ce35" office:value-type="float" office:value="18">
            <text:p>18</text:p>
          </table:table-cell>
          <table:table-cell table:style-name="ce38" office:value-type="percentage" office:value="1">
            <text:p>100%</text:p>
          </table:table-cell>
          <table:table-cell table:style-name="ce41" table:formula="oooc:=com.sun.star.sheet.addin.Analysis.getNetworkdays([.D12];[.E12])" office:value-type="float" office:value="13">
            <text:p>13</text:p>
          </table:table-cell>
          <table:table-cell table:style-name="ce43" table:formula="oooc:=ROUNDDOWN([.G12]*[.F12];0)" office:value-type="float" office:value="18">
            <text:p>18</text:p>
          </table:table-cell>
          <table:table-cell table:style-name="ce41" table:formula="oooc:=[.F12]-[.I12]" office:value-type="float" office:value="0">
            <text:p>0</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1.2</text:p>
          </table:table-cell>
          <table:table-cell table:style-name="ce14" office:value-type="string">
            <text:p>Sub Task</text:p>
          </table:table-cell>
          <table:table-cell table:style-name="ce21"/>
          <table:table-cell table:style-name="ce25" office:value-type="date" office:date-value="2009-01-21">
            <text:p>1/21/09</text:p>
          </table:table-cell>
          <table:table-cell table:style-name="ce31" table:formula="oooc:=[.D13]+[.F13]" office:value-type="date" office:date-value="2009-02-20">
            <text:p>2/20/09</text:p>
          </table:table-cell>
          <table:table-cell table:style-name="ce35" office:value-type="float" office:value="30">
            <text:p>30</text:p>
          </table:table-cell>
          <table:table-cell table:style-name="ce38" office:value-type="percentage" office:value="0.95">
            <text:p>95%</text:p>
          </table:table-cell>
          <table:table-cell table:style-name="ce41" table:formula="oooc:=com.sun.star.sheet.addin.Analysis.getNetworkdays([.D13];[.E13])" office:value-type="float" office:value="23">
            <text:p>23</text:p>
          </table:table-cell>
          <table:table-cell table:style-name="ce43" table:formula="oooc:=ROUNDDOWN([.G13]*[.F13];0)" office:value-type="float" office:value="28">
            <text:p>28</text:p>
          </table:table-cell>
          <table:table-cell table:style-name="ce41" table:formula="oooc:=[.F13]-[.I13]" office:value-type="float" office:value="2">
            <text:p>2</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1.3</text:p>
          </table:table-cell>
          <table:table-cell table:style-name="ce14" office:value-type="string">
            <text:p>Sub Task</text:p>
          </table:table-cell>
          <table:table-cell table:style-name="ce21"/>
          <table:table-cell table:style-name="ce25" office:value-type="date" office:date-value="2009-01-22">
            <text:p>1/22/09</text:p>
          </table:table-cell>
          <table:table-cell table:style-name="ce31" table:formula="oooc:=[.D14]+[.F14]" office:value-type="date" office:date-value="2009-02-10">
            <text:p>2/10/09</text:p>
          </table:table-cell>
          <table:table-cell table:style-name="ce35" office:value-type="float" office:value="19">
            <text:p>19</text:p>
          </table:table-cell>
          <table:table-cell table:style-name="ce38" office:value-type="percentage" office:value="0.95">
            <text:p>95%</text:p>
          </table:table-cell>
          <table:table-cell table:style-name="ce41" table:formula="oooc:=com.sun.star.sheet.addin.Analysis.getNetworkdays([.D14];[.E14])" office:value-type="float" office:value="14">
            <text:p>14</text:p>
          </table:table-cell>
          <table:table-cell table:style-name="ce43" table:formula="oooc:=ROUNDDOWN([.G14]*[.F14];0)" office:value-type="float" office:value="18">
            <text:p>18</text:p>
          </table:table-cell>
          <table:table-cell table:style-name="ce41" table:formula="oooc:=[.F14]-[.I14]" office:value-type="float" office:value="1">
            <text:p>1</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1.4</text:p>
          </table:table-cell>
          <table:table-cell table:style-name="ce14" office:value-type="string">
            <text:p>Sub Task</text:p>
          </table:table-cell>
          <table:table-cell table:style-name="ce21"/>
          <table:table-cell table:style-name="ce25" office:value-type="date" office:date-value="2009-02-10">
            <text:p>2/10/09</text:p>
          </table:table-cell>
          <table:table-cell table:style-name="ce31" table:formula="oooc:=[.D15]+[.F15]" office:value-type="date" office:date-value="2009-03-19">
            <text:p>3/19/09</text:p>
          </table:table-cell>
          <table:table-cell table:style-name="ce35" office:value-type="float" office:value="37">
            <text:p>37</text:p>
          </table:table-cell>
          <table:table-cell table:style-name="ce38" office:value-type="percentage" office:value="0.5">
            <text:p>50%</text:p>
          </table:table-cell>
          <table:table-cell table:style-name="ce41" table:formula="oooc:=com.sun.star.sheet.addin.Analysis.getNetworkdays([.D15];[.E15])" office:value-type="float" office:value="28">
            <text:p>28</text:p>
          </table:table-cell>
          <table:table-cell table:style-name="ce43" table:formula="oooc:=ROUNDDOWN([.G15]*[.F15];0)" office:value-type="float" office:value="18">
            <text:p>18</text:p>
          </table:table-cell>
          <table:table-cell table:style-name="ce41" table:formula="oooc:=[.F15]-[.I15]" office:value-type="float" office:value="19">
            <text:p>19</text:p>
          </table:table-cell>
          <table:table-cell table:style-name="ce51"/>
          <table:table-cell table:style-name="ce55" table:number-columns-repeated="238"/>
          <table:table-cell table:style-name="ce9" table:number-columns-repeated="7"/>
        </table:table-row>
        <table:table-row table:style-name="ro6">
          <table:table-cell table:style-name="ce7" office:value-type="string">
            <text:p>2</text:p>
          </table:table-cell>
          <table:table-cell table:style-name="ce13" office:value-type="string">
            <text:p>Task Category 2</text:p>
          </table:table-cell>
          <table:table-cell table:style-name="ce20" office:value-type="string">
            <text:p>Jane</text:p>
          </table:table-cell>
          <table:table-cell table:style-name="ce24" office:value-type="date" office:date-value="2009-03-01">
            <text:p>3/01/09</text:p>
          </table:table-cell>
          <table:table-cell table:style-name="ce30" table:formula="oooc:=[.D16]+[.F16]" office:value-type="date" office:date-value="2009-05-13">
            <text:p>5/13/09</text:p>
          </table:table-cell>
          <table:table-cell table:style-name="ce34" table:formula="oooc:=MAX([.E17:.E20])-[.D16]" office:value-type="float" office:value="73">
            <text:p>73</text:p>
          </table:table-cell>
          <table:table-cell table:style-name="ce37" table:formula="oooc:=SUMPRODUCT([.F17:.F20];[.G17:.G20])/SUM([.F17:.F20])" office:value-type="percentage" office:value="0.134653465346535">
            <text:p>13%</text:p>
          </table:table-cell>
          <table:table-cell table:style-name="ce40" table:formula="oooc:=com.sun.star.sheet.addin.Analysis.getNetworkdays([.D16];[.E16])" office:value-type="float" office:value="53">
            <text:p>53</text:p>
          </table:table-cell>
          <table:table-cell table:style-name="ce42" table:formula="oooc:=ROUNDDOWN([.G16]*[.F16];0)" office:value-type="float" office:value="9">
            <text:p>9</text:p>
          </table:table-cell>
          <table:table-cell table:style-name="ce40" table:formula="oooc:=[.F16]-[.I16]" office:value-type="float" office:value="64">
            <text:p>64</text:p>
          </table:table-cell>
          <table:table-cell table:style-name="ce50"/>
          <table:table-cell table:style-name="ce54" table:number-columns-repeated="238"/>
          <table:table-cell table:style-name="ce9" table:number-columns-repeated="7"/>
        </table:table-row>
        <table:table-row table:style-name="ro5">
          <table:table-cell table:style-name="ce8" office:value-type="string">
            <text:p>2.1</text:p>
          </table:table-cell>
          <table:table-cell table:style-name="ce14" office:value-type="string">
            <text:p>Sub Task</text:p>
          </table:table-cell>
          <table:table-cell table:style-name="ce21"/>
          <table:table-cell table:style-name="ce25" office:value-type="date" office:date-value="2009-03-01">
            <text:p>3/01/09</text:p>
          </table:table-cell>
          <table:table-cell table:style-name="ce31" table:formula="oooc:=[.D17]+[.F17]" office:value-type="date" office:date-value="2009-03-18">
            <text:p>3/18/09</text:p>
          </table:table-cell>
          <table:table-cell table:style-name="ce35" office:value-type="float" office:value="17">
            <text:p>17</text:p>
          </table:table-cell>
          <table:table-cell table:style-name="ce38" office:value-type="percentage" office:value="0.5">
            <text:p>50%</text:p>
          </table:table-cell>
          <table:table-cell table:style-name="ce41" table:formula="oooc:=com.sun.star.sheet.addin.Analysis.getNetworkdays([.D17];[.E17])" office:value-type="float" office:value="13">
            <text:p>13</text:p>
          </table:table-cell>
          <table:table-cell table:style-name="ce43" table:formula="oooc:=ROUNDDOWN([.G17]*[.F17];0)" office:value-type="float" office:value="8">
            <text:p>8</text:p>
          </table:table-cell>
          <table:table-cell table:style-name="ce41" table:formula="oooc:=[.F17]-[.I17]" office:value-type="float" office:value="9">
            <text:p>9</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2.2</text:p>
          </table:table-cell>
          <table:table-cell table:style-name="ce14" office:value-type="string">
            <text:p>Sub Task</text:p>
          </table:table-cell>
          <table:table-cell table:style-name="ce21"/>
          <table:table-cell table:style-name="ce25" office:value-type="date" office:date-value="2009-03-01">
            <text:p>3/01/09</text:p>
          </table:table-cell>
          <table:table-cell table:style-name="ce31" table:formula="oooc:=[.D18]+[.F18]" office:value-type="date" office:date-value="2009-03-18">
            <text:p>3/18/09</text:p>
          </table:table-cell>
          <table:table-cell table:style-name="ce35" office:value-type="float" office:value="17">
            <text:p>17</text:p>
          </table:table-cell>
          <table:table-cell table:style-name="ce38" office:value-type="percentage" office:value="0.3">
            <text:p>30%</text:p>
          </table:table-cell>
          <table:table-cell table:style-name="ce41" table:formula="oooc:=com.sun.star.sheet.addin.Analysis.getNetworkdays([.D18];[.E18])" office:value-type="float" office:value="13">
            <text:p>13</text:p>
          </table:table-cell>
          <table:table-cell table:style-name="ce43" table:formula="oooc:=ROUNDDOWN([.G18]*[.F18];0)" office:value-type="float" office:value="5">
            <text:p>5</text:p>
          </table:table-cell>
          <table:table-cell table:style-name="ce41" table:formula="oooc:=[.F18]-[.I18]" office:value-type="float" office:value="12">
            <text:p>12</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2.3</text:p>
          </table:table-cell>
          <table:table-cell table:style-name="ce14" office:value-type="string">
            <text:p>Sub Task</text:p>
          </table:table-cell>
          <table:table-cell table:style-name="ce21"/>
          <table:table-cell table:style-name="ce25" office:value-type="date" office:date-value="2009-03-18">
            <text:p>3/18/09</text:p>
          </table:table-cell>
          <table:table-cell table:style-name="ce31" table:formula="oooc:=[.D19]+[.F19]" office:value-type="date" office:date-value="2009-04-26">
            <text:p>4/26/09</text:p>
          </table:table-cell>
          <table:table-cell table:style-name="ce35" office:value-type="float" office:value="39">
            <text:p>39</text:p>
          </table:table-cell>
          <table:table-cell table:style-name="ce38" office:value-type="percentage" office:value="0">
            <text:p>0%</text:p>
          </table:table-cell>
          <table:table-cell table:style-name="ce41" table:formula="oooc:=com.sun.star.sheet.addin.Analysis.getNetworkdays([.D19];[.E19])" office:value-type="float" office:value="28">
            <text:p>28</text:p>
          </table:table-cell>
          <table:table-cell table:style-name="ce43" table:formula="oooc:=ROUNDDOWN([.G19]*[.F19];0)" office:value-type="float" office:value="0">
            <text:p>0</text:p>
          </table:table-cell>
          <table:table-cell table:style-name="ce41" table:formula="oooc:=[.F19]-[.I19]" office:value-type="float" office:value="39">
            <text:p>39</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2.4</text:p>
          </table:table-cell>
          <table:table-cell table:style-name="ce14" office:value-type="string">
            <text:p>Sub Task</text:p>
          </table:table-cell>
          <table:table-cell table:style-name="ce21"/>
          <table:table-cell table:style-name="ce25" office:value-type="date" office:date-value="2009-04-15">
            <text:p>4/15/09</text:p>
          </table:table-cell>
          <table:table-cell table:style-name="ce31" table:formula="oooc:=[.D20]+[.F20]" office:value-type="date" office:date-value="2009-05-13">
            <text:p>5/13/09</text:p>
          </table:table-cell>
          <table:table-cell table:style-name="ce35" office:value-type="float" office:value="28">
            <text:p>28</text:p>
          </table:table-cell>
          <table:table-cell table:style-name="ce38" office:value-type="percentage" office:value="0">
            <text:p>0%</text:p>
          </table:table-cell>
          <table:table-cell table:style-name="ce41" table:formula="oooc:=com.sun.star.sheet.addin.Analysis.getNetworkdays([.D20];[.E20])" office:value-type="float" office:value="21">
            <text:p>21</text:p>
          </table:table-cell>
          <table:table-cell table:style-name="ce43" table:formula="oooc:=ROUNDDOWN([.G20]*[.F20];0)" office:value-type="float" office:value="0">
            <text:p>0</text:p>
          </table:table-cell>
          <table:table-cell table:style-name="ce41" table:formula="oooc:=[.F20]-[.I20]" office:value-type="float" office:value="28">
            <text:p>28</text:p>
          </table:table-cell>
          <table:table-cell table:style-name="ce51"/>
          <table:table-cell table:style-name="ce55" table:number-columns-repeated="238"/>
          <table:table-cell table:style-name="ce9" table:number-columns-repeated="7"/>
        </table:table-row>
        <table:table-row table:style-name="ro6">
          <table:table-cell table:style-name="ce7" office:value-type="string">
            <text:p>3</text:p>
          </table:table-cell>
          <table:table-cell table:style-name="ce13" office:value-type="string">
            <text:p>Task Category 3</text:p>
          </table:table-cell>
          <table:table-cell table:style-name="ce20" office:value-type="string">
            <text:p>Bill</text:p>
          </table:table-cell>
          <table:table-cell table:style-name="ce24" office:value-type="date" office:date-value="2009-04-25">
            <text:p>4/25/09</text:p>
          </table:table-cell>
          <table:table-cell table:style-name="ce30" table:formula="oooc:=[.D21]+[.F21]" office:value-type="date" office:date-value="2009-08-03">
            <text:p>8/03/09</text:p>
          </table:table-cell>
          <table:table-cell table:style-name="ce34" table:formula="oooc:=MAX([.E22:.E25])-[.D21]" office:value-type="float" office:value="100">
            <text:p>100</text:p>
          </table:table-cell>
          <table:table-cell table:style-name="ce37" table:formula="oooc:=SUMPRODUCT([.F22:.F25];[.G22:.G25])/SUM([.F22:.F25])" office:value-type="percentage" office:value="0">
            <text:p>0%</text:p>
          </table:table-cell>
          <table:table-cell table:style-name="ce40" table:formula="oooc:=com.sun.star.sheet.addin.Analysis.getNetworkdays([.D21];[.E21])" office:value-type="float" office:value="71">
            <text:p>71</text:p>
          </table:table-cell>
          <table:table-cell table:style-name="ce42" table:formula="oooc:=ROUNDDOWN([.G21]*[.F21];0)" office:value-type="float" office:value="0">
            <text:p>0</text:p>
          </table:table-cell>
          <table:table-cell table:style-name="ce40" table:formula="oooc:=[.F21]-[.I21]" office:value-type="float" office:value="100">
            <text:p>100</text:p>
          </table:table-cell>
          <table:table-cell table:style-name="ce50"/>
          <table:table-cell table:style-name="ce54" table:number-columns-repeated="238"/>
          <table:table-cell table:style-name="ce9" table:number-columns-repeated="7"/>
        </table:table-row>
        <table:table-row table:style-name="ro5">
          <table:table-cell table:style-name="ce8" office:value-type="string">
            <text:p>3.1</text:p>
          </table:table-cell>
          <table:table-cell table:style-name="ce14" office:value-type="string">
            <text:p>Sub Task</text:p>
          </table:table-cell>
          <table:table-cell table:style-name="ce21"/>
          <table:table-cell table:style-name="ce25" office:value-type="date" office:date-value="2009-04-25">
            <text:p>4/25/09</text:p>
          </table:table-cell>
          <table:table-cell table:style-name="ce31" table:formula="oooc:=[.D22]+[.F22]" office:value-type="date" office:date-value="2009-05-12">
            <text:p>5/12/09</text:p>
          </table:table-cell>
          <table:table-cell table:style-name="ce35" office:value-type="float" office:value="17">
            <text:p>17</text:p>
          </table:table-cell>
          <table:table-cell table:style-name="ce38" office:value-type="percentage" office:value="0">
            <text:p>0%</text:p>
          </table:table-cell>
          <table:table-cell table:style-name="ce41" table:formula="oooc:=com.sun.star.sheet.addin.Analysis.getNetworkdays([.D22];[.E22])" office:value-type="float" office:value="12">
            <text:p>12</text:p>
          </table:table-cell>
          <table:table-cell table:style-name="ce43" table:formula="oooc:=ROUNDDOWN([.G22]*[.F22];0)" office:value-type="float" office:value="0">
            <text:p>0</text:p>
          </table:table-cell>
          <table:table-cell table:style-name="ce41" table:formula="oooc:=[.F22]-[.I22]" office:value-type="float" office:value="17">
            <text:p>17</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3.2</text:p>
          </table:table-cell>
          <table:table-cell table:style-name="ce14" office:value-type="string">
            <text:p>Sub Task</text:p>
          </table:table-cell>
          <table:table-cell table:style-name="ce21"/>
          <table:table-cell table:style-name="ce25" office:value-type="date" office:date-value="2009-05-12">
            <text:p>5/12/09</text:p>
          </table:table-cell>
          <table:table-cell table:style-name="ce31" table:formula="oooc:=[.D23]+[.F23]" office:value-type="date" office:date-value="2009-05-29">
            <text:p>5/29/09</text:p>
          </table:table-cell>
          <table:table-cell table:style-name="ce35" office:value-type="float" office:value="17">
            <text:p>17</text:p>
          </table:table-cell>
          <table:table-cell table:style-name="ce38" office:value-type="percentage" office:value="0">
            <text:p>0%</text:p>
          </table:table-cell>
          <table:table-cell table:style-name="ce41" table:formula="oooc:=com.sun.star.sheet.addin.Analysis.getNetworkdays([.D23];[.E23])" office:value-type="float" office:value="14">
            <text:p>14</text:p>
          </table:table-cell>
          <table:table-cell table:style-name="ce43" table:formula="oooc:=ROUNDDOWN([.G23]*[.F23];0)" office:value-type="float" office:value="0">
            <text:p>0</text:p>
          </table:table-cell>
          <table:table-cell table:style-name="ce41" table:formula="oooc:=[.F23]-[.I23]" office:value-type="float" office:value="17">
            <text:p>17</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3.3</text:p>
          </table:table-cell>
          <table:table-cell table:style-name="ce14" office:value-type="string">
            <text:p>Sub Task</text:p>
          </table:table-cell>
          <table:table-cell table:style-name="ce21"/>
          <table:table-cell table:style-name="ce25" office:value-type="date" office:date-value="2009-05-29">
            <text:p>5/29/09</text:p>
          </table:table-cell>
          <table:table-cell table:style-name="ce31" table:formula="oooc:=[.D24]+[.F24]" office:value-type="date" office:date-value="2009-07-05">
            <text:p>7/05/09</text:p>
          </table:table-cell>
          <table:table-cell table:style-name="ce35" office:value-type="float" office:value="37">
            <text:p>37</text:p>
          </table:table-cell>
          <table:table-cell table:style-name="ce38" office:value-type="percentage" office:value="0">
            <text:p>0%</text:p>
          </table:table-cell>
          <table:table-cell table:style-name="ce41" table:formula="oooc:=com.sun.star.sheet.addin.Analysis.getNetworkdays([.D24];[.E24])" office:value-type="float" office:value="26">
            <text:p>26</text:p>
          </table:table-cell>
          <table:table-cell table:style-name="ce43" table:formula="oooc:=ROUNDDOWN([.G24]*[.F24];0)" office:value-type="float" office:value="0">
            <text:p>0</text:p>
          </table:table-cell>
          <table:table-cell table:style-name="ce41" table:formula="oooc:=[.F24]-[.I24]" office:value-type="float" office:value="37">
            <text:p>37</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3.4</text:p>
          </table:table-cell>
          <table:table-cell table:style-name="ce14" office:value-type="string">
            <text:p>Sub Task</text:p>
          </table:table-cell>
          <table:table-cell table:style-name="ce21"/>
          <table:table-cell table:style-name="ce25" office:value-type="date" office:date-value="2009-07-05">
            <text:p>7/05/09</text:p>
          </table:table-cell>
          <table:table-cell table:style-name="ce31" table:formula="oooc:=[.D25]+[.F25]" office:value-type="date" office:date-value="2009-08-03">
            <text:p>8/03/09</text:p>
          </table:table-cell>
          <table:table-cell table:style-name="ce35" office:value-type="float" office:value="29">
            <text:p>29</text:p>
          </table:table-cell>
          <table:table-cell table:style-name="ce38" office:value-type="percentage" office:value="0">
            <text:p>0%</text:p>
          </table:table-cell>
          <table:table-cell table:style-name="ce41" table:formula="oooc:=com.sun.star.sheet.addin.Analysis.getNetworkdays([.D25];[.E25])" office:value-type="float" office:value="21">
            <text:p>21</text:p>
          </table:table-cell>
          <table:table-cell table:style-name="ce43" table:formula="oooc:=ROUNDDOWN([.G25]*[.F25];0)" office:value-type="float" office:value="0">
            <text:p>0</text:p>
          </table:table-cell>
          <table:table-cell table:style-name="ce41" table:formula="oooc:=[.F25]-[.I25]" office:value-type="float" office:value="29">
            <text:p>29</text:p>
          </table:table-cell>
          <table:table-cell table:style-name="ce51"/>
          <table:table-cell table:style-name="ce55" table:number-columns-repeated="238"/>
          <table:table-cell table:style-name="ce9" table:number-columns-repeated="7"/>
        </table:table-row>
        <table:table-row table:style-name="ro5" table:number-rows-repeated="2">
          <table:table-cell table:style-name="ce9"/>
          <table:table-cell table:style-name="ce15" table:number-columns-repeated="226"/>
          <table:table-cell table:style-name="ce9" table:number-columns-repeated="29"/>
        </table:table-row>
        <table:table-row table:style-name="ro5">
          <table:table-cell table:style-name="ce9">
            <draw:custom-shape table:end-cell-address="GanttChart.FT59" table:end-x="0.072cm" table:end-y="0.065cm" draw:z-index="1" draw:style-name="gr4" draw:text-style-name="P2" svg:width="29.445cm" svg:height="15.308cm" svg:x="0.195cm" svg:y="0cm">
              <text:p text:style-name="P2"><text:span text:style-name="T2">HELP</text:span></text:p>
              <text:p text:style-name="P2"><text:span text:style-name="T3"/></text:p>
              <text:p text:style-name="P2"><text:span text:style-name="T3">- Modify the </text:span><text:span text:style-name="T4">GREEN</text:span><text:span text:style-name="T3"> cells and the </text:span><text:span text:style-name="T2">WBS</text:span><text:span text:style-name="T3">, </text:span><text:span text:style-name="T2">Tasks</text:span><text:span text:style-name="T3">, and </text:span><text:span text:style-name="T2">Task Lead</text:span><text:span text:style-name="T3"> columns. The rest of the columns are formulas.</text:span></text:p>
              <text:p text:style-name="P2"><text:span text:style-name="T3">- The number of weeks shown in the gantt chart is limited by the maximum number of columns available.</text:span></text:p>
              <text:p text:style-name="P2"><text:span text:style-name="T3">- The Start Date that you choose determines the first week in the gantt chart, starting on a Monday.</text:span></text:p>
              <text:p text:style-name="P2"><text:span text:style-name="T3">- Change the first day of the week via cell K8</text:span></text:p>
              <text:p text:style-name="P2"><text:span text:style-name="T3">- Use the slider to adjust the range of dates shown in the gantt chart.</text:span></text:p>
              <text:p text:style-name="P2"><text:span text:style-name="T3">- Only </text:span><text:span text:style-name="T2">34</text:span><text:span text:style-name="T3"> weeks can be shown/printed at one time, because each week uses up </text:span><text:span text:style-name="T2">7</text:span><text:span text:style-name="T3"> columns.</text:span></text:p>
              <text:p text:style-name="P2"><text:span text:style-name="T3"/></text:p>
              <text:p text:style-name="P2"><text:span text:style-name="T2">Q: </text:span><text:span text:style-name="T3">How do I make Task 2 start the day after the end of Task 1?</text:span></text:p>
              <text:p text:style-name="P2"><text:span text:style-name="T3">Use the following formula for the start date of Task 2:</text:span></text:p>
              <text:p text:style-name="P2"><text:span text:style-name="T2">=</text:span><text:span text:style-name="T5">EndDate</text:span><text:span text:style-name="T2">+1</text:span></text:p>
              <text:p text:style-name="P2"><text:span text:style-name="T3">where </text:span><text:span text:style-name="T6">EndDate</text:span><text:span text:style-name="T3"> is the reference to the cell containing the end date of task 1</text:span></text:p>
              <text:p text:style-name="P2"><text:span text:style-name="T3"/></text:p>
              <text:p text:style-name="P2"><text:span text:style-name="T2">Q: </text:span><text:span text:style-name="T3">How do I </text:span><text:span text:style-name="T2">add/insert tasks and subtasks</text:span><text:span text:style-name="T3">?</text:span></text:p>
              <text:p text:style-name="P2"><text:span text:style-name="T3">Copy the entire ROW (or a group of rows) for the type of task(s) you want to add and then right-click on the row where you want to insert the new tasks, then select </text:span><text:span text:style-name="T6">Insert Copied Cells</text:span><text:span text:style-name="T3">.</text:span></text:p>
              <text:p text:style-name="P2"><text:span text:style-name="T7">Important Note:</text:span><text:span text:style-name="T3">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2"><text:span text:style-name="T3"/></text:p>
              <text:p text:style-name="P2"><text:span text:style-name="T2">Q: </text:span><text:span text:style-name="T3">How do I calculate the </text:span><text:span text:style-name="T2">%Complete</text:span><text:span text:style-name="T3"> for a </text:span><text:span text:style-name="T2">Level 1</text:span><text:span text:style-name="T3"> task based upon the %Complete of all of the associated subtasks?</text:span></text:p>
              <text:p text:style-name="P2"><text:span text:style-name="T3">Example: If Task 1 is on row 11 and the subtasks are on rows 12-15, use the following formula:</text:span></text:p>
              <text:p text:style-name="P2"><text:span text:style-name="T2">=SUMPRODUCT(</text:span><text:span text:style-name="T8">F12:F15</text:span><text:span text:style-name="T2">;</text:span><text:span text:style-name="T7">G12:G15</text:span><text:span text:style-name="T2">)/SUM(</text:span><text:span text:style-name="T9">F12:F15</text:span><text:span text:style-name="T2">)</text:span></text:p>
              <text:p text:style-name="P2"><text:span text:style-name="T3"/></text:p>
              <text:p text:style-name="P2"><text:span text:style-name="T2">Q: </text:span><text:span text:style-name="T3">How do I calculate the </text:span><text:span text:style-name="T2">Duration</text:span><text:span text:style-name="T3"> for a </text:span><text:span text:style-name="T2">Level 1</text:span><text:span text:style-name="T3"> task based upon the largest end date of a sub task?</text:span></text:p>
              <text:p text:style-name="P2"><text:span text:style-name="T3">Example: If the Level 1 task is on row 11 and the sub tasks are on rows 12-15, use the following formula</text:span></text:p>
              <text:p text:style-name="P2"><text:span text:style-name="T2">=MAX(</text:span><text:span text:style-name="T8">E12:E15</text:span><text:span text:style-name="T2">)-</text:span><text:span text:style-name="T7">D11</text:span></text:p>
              <text:p text:style-name="P2"><text:span text:style-name="T3"/></text:p>
              <text:p text:style-name="P2"><text:span text:style-name="T2">Q: </text:span><text:span text:style-name="T3">How can I include </text:span><text:span text:style-name="T2">holidays</text:span><text:span text:style-name="T3"> in the calculation of the Working Days?</text:span></text:p>
              <text:p text:style-name="P2"><text:span text:style-name="T10">You can add a list of holidays to exclude in the NETWORKDAYS function. See the help on that function.</text:span></text:p>
              <text:p text:style-name="P2"><text:span text:style-name="T3"/></text:p>
              <text:p text:style-name="P2"><text:span text:style-name="T2">Q: </text:span><text:span text:style-name="T3">How do I change the </text:span><text:span text:style-name="T2">print settings</text:span><text:span text:style-name="T3">?</text:span></text:p>
              <text:p text:style-name="P2"><text:span text:style-name="T10">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5" table:number-columns-repeated="226"/>
          <table:table-cell table:style-name="ce9" table:number-columns-repeated="29"/>
        </table:table-row>
        <table:table-row table:style-name="ro5" table:number-rows-repeated="3">
          <table:table-cell table:style-name="ce9"/>
          <table:table-cell table:style-name="ce15"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5-16">2009/05/16</text:date>, <text:time>22:21:07</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dc:description>
    <dc:subject>Gantt Chart created by &lt;a href="http://www.vertex42.com/"&gt;Vertex42.com&lt;/a&gt;</dc:subject>
    <meta:initial-creator>julian</meta:initial-creator>
    <meta:creation-date>2009-05-16T22:19:17</meta:creation-date>
    <dc:creator>julian</dc:creator>
    <dc:date>2009-05-16T22:21:07</dc:date>
    <meta:keyword>business</meta:keyword>
    <meta:keyword>project management</meta:keyword>
    <meta:keyword>project</meta:keyword>
    <meta:keyword>schedule</meta:keyword>
    <meta:keyword>timeline</meta:keyword>
    <meta:keyword>spreadsheet</meta:keyword>
    <meta:keyword>template</meta:keyword>
    <meta:editing-cycles>2</meta:editing-cycles>
    <meta:editing-duration>PT1M53S</meta:editing-duration>
    <meta:user-defined meta:name="License">&lt;a href="http://www.vertex42.com/licensing/EULA_personaluse.html"&gt;Personal Use&lt;/a&gt;</meta:user-defined>
    <meta:user-defined meta:name="Version">1.6.1</meta:user-defined>
    <meta:user-defined meta:name="Copyright">(c) 2008 Vertex42 LLC</meta:user-defined>
    <meta:user-defined meta:name="Info 4"/>
    <meta:user-defined meta:name="Version" meta:value-type="string">1.6.0</meta:user-defined>
    <meta:user-defined meta:name="Copyright" meta:value-type="string">2008 Vertex42 LLC</meta:user-defined>
    <meta:document-statistic meta:table-count="1" meta:cell-count="438" meta:object-count="6"/>
  </office:meta>
</office:document-meta>
</file>